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5.8cm"/>
    </style:style>
    <style:style style:name="co5" style:family="table-column">
      <style:table-column-properties fo:break-before="auto" style:column-width="5.719cm"/>
    </style:style>
    <style:style style:name="co6" style:family="table-column">
      <style:table-column-properties fo:break-before="auto" style:column-width="4.51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5.419cm"/>
    </style:style>
    <style:style style:name="co9" style:family="table-column">
      <style:table-column-properties fo:break-before="auto" style:column-width="5.092cm"/>
    </style:style>
    <style:style style:name="co10" style:family="table-column">
      <style:table-column-properties fo:break-before="auto" style:column-width="3.785cm"/>
    </style:style>
    <style:style style:name="co11" style:family="table-column">
      <style:table-column-properties fo:break-before="auto" style:column-width="4.002cm"/>
    </style:style>
    <style:style style:name="co12" style:family="table-column">
      <style:table-column-properties fo:break-before="auto" style:column-width="4.819cm"/>
    </style:style>
    <style:style style:name="co13" style:family="table-column">
      <style:table-column-properties fo:break-before="auto" style:column-width="5.309cm"/>
    </style:style>
    <style:style style:name="co14" style:family="table-column">
      <style:table-column-properties fo:break-before="auto" style:column-width="5.228cm"/>
    </style:style>
    <style:style style:name="co15" style:family="table-column">
      <style:table-column-properties fo:break-before="auto" style:column-width="5.5cm"/>
    </style:style>
    <style:style style:name="co16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none" fo:background-color="#ffff99" fo:border-left="0.06pt solid #000000" fo:border-right="none" fo:border-top="none"/>
      <style:text-properties fo:color="#000000"/>
    </style:style>
    <style:style style:name="ce4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0.06pt solid #000000" fo:background-color="#ffff99" fo:border-left="0.06pt solid #000000" fo:border-right="none" fo:border-top="none"/>
      <style:text-properties fo:color="#000000"/>
    </style:style>
    <style:style style:name="ce8" style:family="table-cell" style:parent-style-name="Default">
      <style:table-cell-properties fo:border-bottom="none" fo:border-left="none" fo:border-right="none" fo:border-top="0.06pt solid #000000"/>
    </style:style>
    <style:style style:name="ce9" style:family="table-cell" style:parent-style-name="Default">
      <style:table-cell-properties fo:background-color="#ffff99"/>
      <style:text-properties fo:color="#000000"/>
    </style:style>
    <style:style style:name="ce10" style:family="table-cell" style:parent-style-name="Default">
      <style:table-cell-properties fo:background-color="#ffffff"/>
      <style:text-properties fo:color="#000000"/>
    </style:style>
    <style:style style:name="ce11" style:family="table-cell" style:parent-style-name="Default">
      <style:table-cell-properties fo:background-color="#ffffff"/>
      <style:text-properties fo:color="#000000" style:font-name="Liberation Sans" style:font-name-asian="Droid Sans Fallback" style:font-name-complex="FreeSans"/>
    </style:style>
    <style:style style:name="ce12" style:family="table-cell" style:parent-style-name="Default">
      <style:table-cell-properties fo:background-color="#ffff99"/>
      <style:text-properties fo:color="#000000" style:font-name="Liberation Sans" style:font-name-asian="Droid Sans Fallback" style:font-name-complex="FreeSans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15" style:family="table-cell" style:parent-style-name="Default">
      <style:table-cell-properties fo:background-color="#ffff99" fo:border="none"/>
      <style:text-properties fo:color="#000000" style:font-name="Liberation Sans" style:font-name-asian="Droid Sans Fallback" style:font-name-complex="FreeSans"/>
    </style:style>
    <style:style style:name="ce16" style:family="table-cell" style:parent-style-name="Default">
      <style:table-cell-properties fo:border-bottom="0.06pt solid #000000" fo:background-color="#ffff99" fo:border-left="none" fo:border-right="none" fo:border-top="none"/>
      <style:text-properties fo:color="#000000" style:font-name="Liberation Sans" style:font-name-asian="Droid Sans Fallback" style:font-name-complex="FreeSans"/>
    </style:style>
    <style:style style:name="ce17" style:family="table-cell" style:parent-style-name="Default">
      <style:text-properties style:font-name="Liberation Sans" style:font-name-asian="Droid Sans Fallback" style:font-name-complex="FreeSans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0" style:family="table-cell" style:parent-style-name="Default">
      <style:table-cell-properties fo:border-bottom="none" fo:background-color="#ffff99" fo:border-left="none" fo:border-right="0.06pt solid #000000" fo:border-top="none"/>
      <style:text-properties fo:color="#000000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none"/>
      <style:text-properties fo:color="#000000"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  <style:text-properties fo:color="#000000"/>
    </style:style>
    <style:style style:name="ce23" style:family="table-cell" style:parent-style-name="Default">
      <style:table-cell-properties fo:border-bottom="none" fo:background-color="#ffff99" fo:border-left="none" fo:border-right="0.06pt solid #000000" fo:border-top="none"/>
      <style:text-properties fo:color="#000000" style:font-name="Liberation Sans" style:font-name-asian="Droid Sans Fallback" style:font-name-complex="FreeSans"/>
    </style:style>
    <style:style style:name="ce24" style:family="table-cell" style:parent-style-name="Default">
      <style:table-cell-properties fo:border-bottom="none" fo:background-color="#ffff99" fo:border-left="none" fo:border-right="0.06pt solid #000000" fo:border-top="none"/>
    </style:style>
    <style:style style:name="ce25" style:family="table-cell" style:parent-style-name="Default">
      <style:table-cell-properties fo:border-bottom="0.06pt solid #000000" fo:background-color="#ffff99" fo:border-left="none" fo:border-right="0.06pt solid #000000" fo:border-top="none"/>
    </style:style>
    <style:style style:name="ce26" style:family="table-cell" style:parent-style-name="Default">
      <style:table-cell-properties fo:border-bottom="0.06pt solid #000000" fo:background-color="#ffff99" fo:border-left="none" fo:border-right="0.06pt solid #000000" fo:border-top="none"/>
      <style:text-properties fo:color="#000000" style:font-name="Liberation Sans" style:font-name-asian="Droid Sans Fallback" style:font-name-complex="FreeSans"/>
    </style:style>
  </office:automatic-styles>
  <office:body>
    <office:spreadsheet>
      <table:table table:name="20Mb test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9"/>
        <table:table-column table:style-name="co6" table:default-cell-style-name="Default"/>
        <table:table-row table:style-name="ro1">
          <table:table-cell table:style-name="ce1" office:value-type="string" calcext:value-type="string">
            <text:p>NoTraffic Test IOSTAT</text:p>
          </table:table-cell>
          <table:table-cell table:style-name="ce8" table:number-columns-repeated="3"/>
          <table:table-cell table:style-name="ce18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0.71" calcext:value-type="float">
            <text:p>0,7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0.1836" calcext:value-type="float">
            <text:p>0,1836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0.6933" calcext:value-type="float">
            <text:p>0,6933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0.745" calcext:value-type="float">
            <text:p>0,745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3:.B6])" office:value-type="float" office:value="0.582975" calcext:value-type="float">
            <text:p>0,582975</text:p>
          </table:table-cell>
          <table:table-cell table:style-name="ce9" table:formula="of:=AVERAGE([.C3:.C6])" office:value-type="float" office:value="0" calcext:value-type="float">
            <text:p>0</text:p>
          </table:table-cell>
          <table:table-cell table:style-name="ce9" table:formula="of:=AVERAGE([.D3:.D6])" office:value-type="float" office:value="0" calcext:value-type="float">
            <text:p>0</text:p>
          </table:table-cell>
          <table:table-cell table:style-name="ce20" table:formula="of:=AVERAGE([.E3:.E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3:.B6])" office:value-type="float" office:value="0.231332794637941" calcext:value-type="float">
            <text:p>0,2313327946</text:p>
          </table:table-cell>
          <table:table-cell table:style-name="ce9" table:formula="of:=STDEVPA([.C3:.C6])" office:value-type="float" office:value="0" calcext:value-type="float">
            <text:p>0</text:p>
          </table:table-cell>
          <table:table-cell table:style-name="ce9" table:formula="of:=STDEVPA([.D3:.D6])" office:value-type="float" office:value="0" calcext:value-type="float">
            <text:p>0</text:p>
          </table:table-cell>
          <table:table-cell table:style-name="ce20" table:formula="of:=STDEVPA([.E3:.E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5"/>
          <table:table-cell table:style-name="ce11" table:number-columns-repeated="3"/>
          <table:table-cell table:style-name="ce21"/>
          <table:table-cell/>
        </table:table-row>
        <table:table-row table:style-name="ro1">
          <table:table-cell table:number-columns-repeated="3"/>
          <table:table-cell table:style-name="ce10"/>
          <table:table-cell table:style-name="ce22"/>
          <table:table-cell/>
        </table:table-row>
        <table:table-row table:style-name="ro1">
          <table:table-cell office:value-type="string" calcext:value-type="string">
            <text:p>NoTraffic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4]+[.C14])" office:value-type="float" office:value="4.91" calcext:value-type="float">
            <text:p>4,91</text:p>
          </table:table-cell>
          <table:table-cell table:formula="of:=((([.D14] * 1000  ) /100000000) * 100)" office:value-type="float" office:value="0.00491" calcext:value-type="float">
            <text:p>0,00491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2.23" calcext:value-type="float">
            <text:p>2,23</text:p>
          </table:table-cell>
          <table:table-cell office:value-type="float" office:value="2.67" calcext:value-type="float">
            <text:p>2,67</text:p>
          </table:table-cell>
          <table:table-cell table:formula="of:=([.B15]+[.C15])" office:value-type="float" office:value="4.9" calcext:value-type="float">
            <text:p>4,9</text:p>
          </table:table-cell>
          <table:table-cell table:formula="of:=((([.D15] * 1000  ) /100000000) * 100)" office:value-type="float" office:value="0.0049" calcext:value-type="float">
            <text:p>0,0049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6]+[.C16])" office:value-type="float" office:value="4.91" calcext:value-type="float">
            <text:p>4,91</text:p>
          </table:table-cell>
          <table:table-cell table:formula="of:=((([.D16] * 1000  ) /100000000) * 100)" office:value-type="float" office:value="0.00491" calcext:value-type="float">
            <text:p>0,00491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7]+[.C17])" office:value-type="float" office:value="4.91" calcext:value-type="float">
            <text:p>4,91</text:p>
          </table:table-cell>
          <table:table-cell table:formula="of:=((([.D17] * 1000  ) /100000000) * 100)" office:value-type="float" office:value="0.00491" calcext:value-type="float">
            <text:p>0,00491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office:value-type="float" office:value="7.68" calcext:value-type="float">
            <text:p>7,68</text:p>
          </table:table-cell>
          <table:table-cell office:value-type="float" office:value="12.16" calcext:value-type="float">
            <text:p>12,16</text:p>
          </table:table-cell>
          <table:table-cell table:formula="of:=([.B18]+[.C18])" office:value-type="float" office:value="19.84" calcext:value-type="float">
            <text:p>19,84</text:p>
          </table:table-cell>
          <table:table-cell table:formula="of:=((([.D18] * 1000  ) /100000000) * 100)" office:value-type="float" office:value="0.01984" calcext:value-type="float">
            <text:p>0,01984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14:.B17])" office:value-type="float" office:value="2.2" calcext:value-type="float">
            <text:p>2,2</text:p>
          </table:table-cell>
          <table:table-cell table:style-name="ce9" table:formula="of:=AVERAGE([.C14:.C17])" office:value-type="float" office:value="2.7075" calcext:value-type="float">
            <text:p>2,7075</text:p>
          </table:table-cell>
          <table:table-cell table:style-name="ce9" table:formula="of:=AVERAGE([.D14:.D17])" office:value-type="float" office:value="4.9075" calcext:value-type="float">
            <text:p>4,9075</text:p>
          </table:table-cell>
          <table:table-cell table:style-name="ce20" table:formula="of:=AVERAGE([.E14:.E17])" office:value-type="float" office:value="0.0049075" calcext:value-type="float">
            <text:p>0,0049075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5</text:p>
          </table:table-cell>
          <table:table-cell table:style-name="ce9" table:formula="of:=AVERAGE([.B14:.B18])" office:value-type="float" office:value="3.296" calcext:value-type="float">
            <text:p>3,296</text:p>
          </table:table-cell>
          <table:table-cell table:style-name="ce9" table:formula="of:=AVERAGE([.C14:.C18])" office:value-type="float" office:value="4.598" calcext:value-type="float">
            <text:p>4,598</text:p>
          </table:table-cell>
          <table:table-cell table:style-name="ce9" table:formula="of:=AVERAGE([.D14:.D18])" office:value-type="float" office:value="7.894" calcext:value-type="float">
            <text:p>7,894</text:p>
          </table:table-cell>
          <table:table-cell table:style-name="ce20" table:formula="of:=AVERAGE([.E14:.E18])" office:value-type="float" office:value="0.007894" calcext:value-type="float">
            <text:p>0,007894</text:p>
          </table:table-cell>
          <table:table-cell/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14:.B17])" office:value-type="float" office:value="0.0173205080756888" calcext:value-type="float">
            <text:p>0,0173205081</text:p>
          </table:table-cell>
          <table:table-cell table:style-name="ce9" table:formula="of:=STDEVPA([.C14:.C17])" office:value-type="float" office:value="0.0216506350946109" calcext:value-type="float">
            <text:p>0,0216506351</text:p>
          </table:table-cell>
          <table:table-cell table:style-name="ce9" table:formula="of:=STDEVPA([.D14:.D17])" office:value-type="float" office:value="0.0043301270189221" calcext:value-type="float">
            <text:p>0,004330127</text:p>
          </table:table-cell>
          <table:table-cell table:style-name="ce20" table:formula="of:=STDEVPA([.E14:.E17])" office:value-type="float" office:value="0.00000433012701892239" calcext:value-type="float">
            <text:p>4,33012701892239E-006</text:p>
          </table:table-cell>
          <table:table-cell/>
        </table:table-row>
        <table:table-row table:style-name="ro1">
          <table:table-cell table:style-name="ce3" office:value-type="string" calcext:value-type="string">
            <text:p>Standardabweichung 5</text:p>
          </table:table-cell>
          <table:table-cell table:style-name="ce12" table:formula="of:=STDEVPA([.B14:.B18])" office:value-type="float" office:value="2.19205474384195" calcext:value-type="float">
            <text:p>2,1920547438</text:p>
          </table:table-cell>
          <table:table-cell table:style-name="ce12" table:formula="of:=STDEVPA([.C14:.C18])" office:value-type="float" office:value="3.78104958973034" calcext:value-type="float">
            <text:p>3,7810495897</text:p>
          </table:table-cell>
          <table:table-cell table:style-name="ce12" table:formula="of:=STDEVPA([.D14:.D18])" office:value-type="float" office:value="5.9730012556503" calcext:value-type="float">
            <text:p>5,9730012557</text:p>
          </table:table-cell>
          <table:table-cell table:style-name="ce23" table:formula="of:=STDEVPA([.E14:.E18])" office:value-type="float" office:value="0.0059730012556503" calcext:value-type="float">
            <text:p>0,005973001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omp Test CPU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26]+[.C26])" office:value-type="float" office:value="20.68" calcext:value-type="float">
            <text:p>20,68</text:p>
          </table:table-cell>
          <table:table-cell table:formula="of:=((([.D26] /1000) * 100))" office:value-type="float" office:value="2.068" calcext:value-type="float">
            <text:p>2,068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27]+[.C27])" office:value-type="float" office:value="11.54" calcext:value-type="float">
            <text:p>11,54</text:p>
          </table:table-cell>
          <table:table-cell table:formula="of:=((([.D27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27]+[.C27])" office:value-type="float" office:value="11.54" calcext:value-type="float">
            <text:p>11,54</text:p>
          </table:table-cell>
          <table:table-cell table:formula="of:=((([.D27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29]+[.C29])" office:value-type="float" office:value="11.59" calcext:value-type="float">
            <text:p>11,59</text:p>
          </table:table-cell>
          <table:table-cell table:formula="of:=((([.D29] /1000) * 100))" office:value-type="float" office:value="1.159" calcext:value-type="float">
            <text:p>1,159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formula="of:=(12.17 / 100)" office:value-type="float" office:value="0.1217" calcext:value-type="float">
            <text:p>0,1217</text:p>
          </table:table-cell>
          <table:table-cell table:formula="of:=([.B30]+[.C30])" office:value-type="float" office:value="0.1984" calcext:value-type="float">
            <text:p>0,1984</text:p>
          </table:table-cell>
          <table:table-cell table:formula="of:=((([.D30] /1000) * 100))" office:value-type="float" office:value="0.01984" calcext:value-type="float">
            <text:p>0,01984</text:p>
          </table:table-cell>
          <table:table-cell/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26:.B29])" office:value-type="float" office:value="6.86" calcext:value-type="float">
            <text:p>6,86</text:p>
          </table:table-cell>
          <table:table-cell table:style-name="ce13" table:formula="of:=AVERAGE([.C26:.C29])" office:value-type="float" office:value="6.995" calcext:value-type="float">
            <text:p>6,995</text:p>
          </table:table-cell>
          <table:table-cell table:style-name="ce13" table:formula="of:=AVERAGE([.D26:.D29])" office:value-type="float" office:value="13.8375" calcext:value-type="float">
            <text:p>13,8375</text:p>
          </table:table-cell>
          <table:table-cell table:style-name="ce24" table:formula="of:=AVERAGE([.E26:.E29])" office:value-type="float" office:value="1.38375" calcext:value-type="float">
            <text:p>1,38375</text:p>
          </table:table-cell>
          <table:table-cell/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26:.B30])" office:value-type="float" office:value="5.50334" calcext:value-type="float">
            <text:p>5,50334</text:p>
          </table:table-cell>
          <table:table-cell table:style-name="ce13" table:formula="of:=AVERAGE([.C26:.C30])" office:value-type="float" office:value="5.62034" calcext:value-type="float">
            <text:p>5,62034</text:p>
          </table:table-cell>
          <table:table-cell table:style-name="ce13" table:formula="of:=AVERAGE([.D26:.D30])" office:value-type="float" office:value="11.10968" calcext:value-type="float">
            <text:p>11,10968</text:p>
          </table:table-cell>
          <table:table-cell table:style-name="ce24" table:formula="of:=AVERAGE([.E26:.E30])" office:value-type="float" office:value="1.110968" calcext:value-type="float">
            <text:p>1,110968</text:p>
          </table:table-cell>
          <table:table-cell/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26:.B29])" office:value-type="float" office:value="6.25294730507143" calcext:value-type="float">
            <text:p>6,2529473051</text:p>
          </table:table-cell>
          <table:table-cell table:style-name="ce13" table:formula="of:=STDEVPA([.C26:.C29])" office:value-type="float" office:value="2.31349843310948" calcext:value-type="float">
            <text:p>2,3134984331</text:p>
          </table:table-cell>
          <table:table-cell table:style-name="ce13" table:formula="of:=STDEVPA([.D26:.D29])" office:value-type="float" office:value="3.9505719522621" calcext:value-type="float">
            <text:p>3,9505719523</text:p>
          </table:table-cell>
          <table:table-cell table:style-name="ce24" table:formula="of:=STDEVPA([.E26:.E29])" office:value-type="float" office:value="0.39505719522621" calcext:value-type="float">
            <text:p>0,3950571952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5</text:p>
          </table:table-cell>
          <table:table-cell table:style-name="ce14" table:formula="of:=STDEVPA([.B26:.B30])" office:value-type="float" office:value="6.21623563118388" calcext:value-type="float">
            <text:p>6,2162356312</text:p>
          </table:table-cell>
          <table:table-cell table:style-name="ce14" table:formula="of:=STDEVPA([.C26:.C30])" office:value-type="float" office:value="3.44101445251251" calcext:value-type="float">
            <text:p>3,4410144525</text:p>
          </table:table-cell>
          <table:table-cell table:style-name="ce14" table:formula="of:=STDEVPA([.D26:.D30])" office:value-type="float" office:value="6.49997098528909" calcext:value-type="float">
            <text:p>6,4999709853</text:p>
          </table:table-cell>
          <table:table-cell table:style-name="ce25" table:formula="of:=STDEVPA([.E26:.E30])" office:value-type="float" office:value="0.649997098528909" calcext:value-type="float">
            <text:p>0,6499970985</text:p>
          </table:table-cell>
          <table:table-cell/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"/>
          <table:table-cell table:style-name="ce8" table:number-columns-repeated="3"/>
          <table:table-cell table:style-name="ce18"/>
          <table:table-cell/>
        </table:table-row>
        <table:table-row table:style-name="ro1">
          <table:table-cell office:value-type="string" calcext:value-type="string">
            <text:p>Standard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.04" calcext:value-type="float">
            <text:p>1,04</text:p>
          </table:table-cell>
          <table:table-cell office:value-type="float" office:value="154.09" calcext:value-type="float">
            <text:p>154,0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1.11" calcext:value-type="float">
            <text:p>1,11</text:p>
          </table:table-cell>
          <table:table-cell office:value-type="float" office:value="42.4" calcext:value-type="float">
            <text:p>42,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1.07" calcext:value-type="float">
            <text:p>1,07</text:p>
          </table:table-cell>
          <table:table-cell office:value-type="float" office:value="142.5" calcext:value-type="float">
            <text:p>142,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.04" calcext:value-type="float">
            <text:p>1,04</text:p>
          </table:table-cell>
          <table:table-cell office:value-type="float" office:value="144.31" calcext:value-type="float">
            <text:p>144,3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43:.B46])" office:value-type="float" office:value="1.065" calcext:value-type="float">
            <text:p>1,065</text:p>
          </table:table-cell>
          <table:table-cell table:style-name="ce9" table:formula="of:=AVERAGE([.C43:.C46])" office:value-type="float" office:value="120.825" calcext:value-type="float">
            <text:p>120,825</text:p>
          </table:table-cell>
          <table:table-cell table:style-name="ce9" table:formula="of:=AVERAGE([.D43:.D46])" office:value-type="float" office:value="0" calcext:value-type="float">
            <text:p>0</text:p>
          </table:table-cell>
          <table:table-cell table:style-name="ce20" table:formula="of:=AVERAGE([.E43:.E4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43:.B46])" office:value-type="float" office:value="0.0287228132326902" calcext:value-type="float">
            <text:p>0,0287228132</text:p>
          </table:table-cell>
          <table:table-cell table:style-name="ce9" table:formula="of:=STDEVPA([.C43:.C46])" office:value-type="float" office:value="45.4928337763213" calcext:value-type="float">
            <text:p>45,4928337763</text:p>
          </table:table-cell>
          <table:table-cell table:style-name="ce9" table:formula="of:=STDEVPA([.D43:.D46])" office:value-type="float" office:value="0" calcext:value-type="float">
            <text:p>0</text:p>
          </table:table-cell>
          <table:table-cell table:style-name="ce20" table:formula="of:=STDEVPA([.E43:.E4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5"/>
          <table:table-cell table:style-name="ce11" table:number-columns-repeated="3"/>
          <table:table-cell table:style-name="ce21"/>
          <table:table-cell/>
        </table:table-row>
        <table:table-row table:style-name="ro1">
          <table:table-cell table:number-columns-repeated="3"/>
          <table:table-cell table:style-name="ce10"/>
          <table:table-cell table:style-name="ce22"/>
          <table:table-cell/>
        </table:table-row>
        <table:table-row table:style-name="ro1">
          <table:table-cell office:value-type="string" calcext:value-type="string">
            <text:p>Standard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8.04" calcext:value-type="float">
            <text:p>8,04</text:p>
          </table:table-cell>
          <table:table-cell office:value-type="float" office:value="8.62" calcext:value-type="float">
            <text:p>8,62</text:p>
          </table:table-cell>
          <table:table-cell table:formula="of:=([.B54]+[.C54])" office:value-type="float" office:value="16.66" calcext:value-type="float">
            <text:p>16,66</text:p>
          </table:table-cell>
          <table:table-cell table:formula="of:=((([.D54] /1000) * 100))" office:value-type="float" office:value="1.666" calcext:value-type="float">
            <text:p>1,666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8.48" calcext:value-type="float">
            <text:p>8,48</text:p>
          </table:table-cell>
          <table:table-cell office:value-type="float" office:value="8.37" calcext:value-type="float">
            <text:p>8,37</text:p>
          </table:table-cell>
          <table:table-cell table:formula="of:=([.B55]+[.C55])" office:value-type="float" office:value="16.85" calcext:value-type="float">
            <text:p>16,85</text:p>
          </table:table-cell>
          <table:table-cell table:formula="of:=((([.D55] /1000) * 100))" office:value-type="float" office:value="1.685" calcext:value-type="float">
            <text:p>1,685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8.42" calcext:value-type="float">
            <text:p>8,42</text:p>
          </table:table-cell>
          <table:table-cell office:value-type="float" office:value="8.56" calcext:value-type="float">
            <text:p>8,56</text:p>
          </table:table-cell>
          <table:table-cell table:formula="of:=([.B56]+[.C56])" office:value-type="float" office:value="16.98" calcext:value-type="float">
            <text:p>16,98</text:p>
          </table:table-cell>
          <table:table-cell table:formula="of:=((([.D56] /1000) * 100))" office:value-type="float" office:value="1.698" calcext:value-type="float">
            <text:p>1,698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8.42" calcext:value-type="float">
            <text:p>8,42</text:p>
          </table:table-cell>
          <table:table-cell office:value-type="float" office:value="8.65" calcext:value-type="float">
            <text:p>8,65</text:p>
          </table:table-cell>
          <table:table-cell table:formula="of:=([.B57]+[.C57])" office:value-type="float" office:value="17.07" calcext:value-type="float">
            <text:p>17,07</text:p>
          </table:table-cell>
          <table:table-cell table:formula="of:=((([.D57] /1000) * 100))" office:value-type="float" office:value="1.707" calcext:value-type="float">
            <text:p>1,707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8 / 100)" office:value-type="float" office:value="0.0768" calcext:value-type="float">
            <text:p>0,0768</text:p>
          </table:table-cell>
          <table:table-cell table:style-name="ce17" table:formula="of:=(12.22/ 100)" office:value-type="float" office:value="0.1222" calcext:value-type="float">
            <text:p>0,1222</text:p>
          </table:table-cell>
          <table:table-cell table:formula="of:=([.B58]+[.C58])" office:value-type="float" office:value="0.199" calcext:value-type="float">
            <text:p>0,199</text:p>
          </table:table-cell>
          <table:table-cell table:formula="of:=((([.D58] /1000) * 100))" office:value-type="float" office:value="0.0199" calcext:value-type="float">
            <text:p>0,0199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54:.B57])" office:value-type="float" office:value="8.34" calcext:value-type="float">
            <text:p>8,34</text:p>
          </table:table-cell>
          <table:table-cell table:style-name="ce9" table:formula="of:=AVERAGE([.C54:.C57])" office:value-type="float" office:value="8.55" calcext:value-type="float">
            <text:p>8,55</text:p>
          </table:table-cell>
          <table:table-cell table:style-name="ce9" table:formula="of:=AVERAGE([.D54:.D57])" office:value-type="float" office:value="16.89" calcext:value-type="float">
            <text:p>16,89</text:p>
          </table:table-cell>
          <table:table-cell table:style-name="ce20" table:formula="of:=AVERAGE([.E54:.E57])" office:value-type="float" office:value="1.689" calcext:value-type="float">
            <text:p>1,689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5</text:p>
          </table:table-cell>
          <table:table-cell table:style-name="ce9" table:formula="of:=AVERAGE([.B54:.B58])" office:value-type="float" office:value="6.68736" calcext:value-type="float">
            <text:p>6,68736</text:p>
          </table:table-cell>
          <table:table-cell table:style-name="ce9" table:formula="of:=AVERAGE([.C54:.C58])" office:value-type="float" office:value="6.86444" calcext:value-type="float">
            <text:p>6,86444</text:p>
          </table:table-cell>
          <table:table-cell table:style-name="ce9" table:formula="of:=AVERAGE([.D54:.D58])" office:value-type="float" office:value="13.5518" calcext:value-type="float">
            <text:p>13,5518</text:p>
          </table:table-cell>
          <table:table-cell table:style-name="ce20" table:formula="of:=AVERAGE([.E54:.E58])" office:value-type="float" office:value="1.35518" calcext:value-type="float">
            <text:p>1,35518</text:p>
          </table:table-cell>
          <table:table-cell/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54:.B57])" office:value-type="float" office:value="0.174928556845359" calcext:value-type="float">
            <text:p>0,1749285568</text:p>
          </table:table-cell>
          <table:table-cell table:style-name="ce9" table:formula="of:=STDEVPA([.C54:.C57])" office:value-type="float" office:value="0.108857705285387" calcext:value-type="float">
            <text:p>0,1088577053</text:p>
          </table:table-cell>
          <table:table-cell table:style-name="ce9" table:formula="of:=STDEVPA([.D54:.D57])" office:value-type="float" office:value="0.154110350074226" calcext:value-type="float">
            <text:p>0,1541103501</text:p>
          </table:table-cell>
          <table:table-cell table:style-name="ce20" table:formula="of:=STDEVPA([.E54:.E57])" office:value-type="float" office:value="0.0154110350074227" calcext:value-type="float">
            <text:p>0,015411035</text:p>
          </table:table-cell>
          <table:table-cell/>
        </table:table-row>
        <table:table-row table:style-name="ro1">
          <table:table-cell table:style-name="ce3" office:value-type="string" calcext:value-type="string">
            <text:p>Standardabweichung 5</text:p>
          </table:table-cell>
          <table:table-cell table:style-name="ce15" table:formula="of:=STDEVPA([.B54:.B58])" office:value-type="float" office:value="3.30898109369032" calcext:value-type="float">
            <text:p>3,3089810937</text:p>
          </table:table-cell>
          <table:table-cell table:style-name="ce15" table:formula="of:=STDEVPA([.C54:.C58])" office:value-type="float" office:value="3.37252576778888" calcext:value-type="float">
            <text:p>3,3725257678</text:p>
          </table:table-cell>
          <table:table-cell table:style-name="ce15" table:formula="of:=STDEVPA([.D54:.D58])" office:value-type="float" office:value="6.67782277093365" calcext:value-type="float">
            <text:p>6,6778227709</text:p>
          </table:table-cell>
          <table:table-cell table:style-name="ce23" table:formula="of:=STDEVPA([.E54:.E58])" office:value-type="float" office:value="0.667782277093365" calcext:value-type="float">
            <text:p>0,6677822771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andard Test CPU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66]+[.C66])" office:value-type="float" office:value="20.68" calcext:value-type="float">
            <text:p>20,68</text:p>
          </table:table-cell>
          <table:table-cell table:formula="of:=((([.D66] /1000) * 100))" office:value-type="float" office:value="2.068" calcext:value-type="float">
            <text:p>2,068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67]+[.C67])" office:value-type="float" office:value="11.54" calcext:value-type="float">
            <text:p>11,54</text:p>
          </table:table-cell>
          <table:table-cell table:formula="of:=((([.D67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67]+[.C67])" office:value-type="float" office:value="11.54" calcext:value-type="float">
            <text:p>11,54</text:p>
          </table:table-cell>
          <table:table-cell table:formula="of:=((([.D67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69]+[.C69])" office:value-type="float" office:value="11.59" calcext:value-type="float">
            <text:p>11,59</text:p>
          </table:table-cell>
          <table:table-cell table:formula="of:=((([.D69] /1000) * 100))" office:value-type="float" office:value="1.159" calcext:value-type="float">
            <text:p>1,159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formula="of:=(12.17 / 100)" office:value-type="float" office:value="0.1217" calcext:value-type="float">
            <text:p>0,1217</text:p>
          </table:table-cell>
          <table:table-cell table:formula="of:=([.B70]+[.C70])" office:value-type="float" office:value="0.1984" calcext:value-type="float">
            <text:p>0,1984</text:p>
          </table:table-cell>
          <table:table-cell table:formula="of:=((([.D70] /1000) * 100))" office:value-type="float" office:value="0.01984" calcext:value-type="float">
            <text:p>0,01984</text:p>
          </table:table-cell>
          <table:table-cell/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66:.B69])" office:value-type="float" office:value="6.86" calcext:value-type="float">
            <text:p>6,86</text:p>
          </table:table-cell>
          <table:table-cell table:style-name="ce13" table:formula="of:=AVERAGE([.C66:.C69])" office:value-type="float" office:value="6.995" calcext:value-type="float">
            <text:p>6,995</text:p>
          </table:table-cell>
          <table:table-cell table:style-name="ce13" table:formula="of:=AVERAGE([.D66:.D69])" office:value-type="float" office:value="13.8375" calcext:value-type="float">
            <text:p>13,8375</text:p>
          </table:table-cell>
          <table:table-cell table:style-name="ce24" table:formula="of:=AVERAGE([.E66:.E69])" office:value-type="float" office:value="1.38375" calcext:value-type="float">
            <text:p>1,38375</text:p>
          </table:table-cell>
          <table:table-cell/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66:.B70])" office:value-type="float" office:value="5.50334" calcext:value-type="float">
            <text:p>5,50334</text:p>
          </table:table-cell>
          <table:table-cell table:style-name="ce13" table:formula="of:=AVERAGE([.C66:.C70])" office:value-type="float" office:value="5.62034" calcext:value-type="float">
            <text:p>5,62034</text:p>
          </table:table-cell>
          <table:table-cell table:style-name="ce13" table:formula="of:=AVERAGE([.D66:.D70])" office:value-type="float" office:value="11.10968" calcext:value-type="float">
            <text:p>11,10968</text:p>
          </table:table-cell>
          <table:table-cell table:style-name="ce24" table:formula="of:=AVERAGE([.E66:.E70])" office:value-type="float" office:value="1.110968" calcext:value-type="float">
            <text:p>1,110968</text:p>
          </table:table-cell>
          <table:table-cell/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66:.B69])" office:value-type="float" office:value="6.25294730507143" calcext:value-type="float">
            <text:p>6,2529473051</text:p>
          </table:table-cell>
          <table:table-cell table:style-name="ce13" table:formula="of:=STDEVPA([.C66:.C69])" office:value-type="float" office:value="2.31349843310948" calcext:value-type="float">
            <text:p>2,3134984331</text:p>
          </table:table-cell>
          <table:table-cell table:style-name="ce13" table:formula="of:=STDEVPA([.D66:.D69])" office:value-type="float" office:value="3.9505719522621" calcext:value-type="float">
            <text:p>3,9505719523</text:p>
          </table:table-cell>
          <table:table-cell table:style-name="ce24" table:formula="of:=STDEVPA([.E66:.E69])" office:value-type="float" office:value="0.39505719522621" calcext:value-type="float">
            <text:p>0,3950571952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5</text:p>
          </table:table-cell>
          <table:table-cell table:style-name="ce14" table:formula="of:=STDEVPA([.B66:.B70])" office:value-type="float" office:value="6.21623563118388" calcext:value-type="float">
            <text:p>6,2162356312</text:p>
          </table:table-cell>
          <table:table-cell table:style-name="ce14" table:formula="of:=STDEVPA([.C66:.C70])" office:value-type="float" office:value="3.44101445251251" calcext:value-type="float">
            <text:p>3,4410144525</text:p>
          </table:table-cell>
          <table:table-cell table:style-name="ce14" table:formula="of:=STDEVPA([.D66:.D70])" office:value-type="float" office:value="6.49997098528909" calcext:value-type="float">
            <text:p>6,4999709853</text:p>
          </table:table-cell>
          <table:table-cell table:style-name="ce25" table:formula="of:=STDEVPA([.E66:.E70])" office:value-type="float" office:value="0.649997098528909" calcext:value-type="float">
            <text:p>0,6499970985</text:p>
          </table:table-cell>
          <table:table-cell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"/>
          <table:table-cell table:style-name="ce8" table:number-columns-repeated="3"/>
          <table:table-cell table:style-name="ce18"/>
          <table:table-cell/>
        </table:table-row>
        <table:table-row table:style-name="ro1">
          <table:table-cell office:value-type="string" calcext:value-type="string">
            <text:p>Doppelte IP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9.13" calcext:value-type="float">
            <text:p>9,13</text:p>
          </table:table-cell>
          <table:table-cell office:value-type="float" office:value="727.87" calcext:value-type="float">
            <text:p>727,8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1.13" calcext:value-type="float">
            <text:p>1,13</text:p>
          </table:table-cell>
          <table:table-cell office:value-type="float" office:value="41.38" calcext:value-type="float">
            <text:p>41,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.13" calcext:value-type="float">
            <text:p>1,13</text:p>
          </table:table-cell>
          <table:table-cell office:value-type="float" office:value="134.67" calcext:value-type="float">
            <text:p>134,6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79:.B82])" office:value-type="float" office:value="3.79666666666667" calcext:value-type="float">
            <text:p>3,7966666667</text:p>
          </table:table-cell>
          <table:table-cell table:style-name="ce13" table:formula="of:=AVERAGE([.C79:.C82])" office:value-type="float" office:value="301.306666666667" calcext:value-type="float">
            <text:p>301,3066666667</text:p>
          </table:table-cell>
          <table:table-cell table:style-name="ce13" table:formula="of:=AVERAGE([.D79:.D82])" office:value-type="float" office:value="0" calcext:value-type="float">
            <text:p>0</text:p>
          </table:table-cell>
          <table:table-cell table:style-name="ce24" table:formula="of:=AVERAGE([.E79:.E82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79:.B82])" office:value-type="float" office:value="3.77123616632825" calcext:value-type="float">
            <text:p>3,7712361663</text:p>
          </table:table-cell>
          <table:table-cell table:style-name="ce13" table:formula="of:=STDEVPA([.C79:.C82])" office:value-type="float" office:value="304.020793185086" calcext:value-type="float">
            <text:p>304,0207931851</text:p>
          </table:table-cell>
          <table:table-cell table:style-name="ce13" table:formula="of:=STDEVPA([.D79:.D82])" office:value-type="float" office:value="0" calcext:value-type="float">
            <text:p>0</text:p>
          </table:table-cell>
          <table:table-cell table:style-name="ce24" table:formula="of:=STDEVPA([.E79:.E82]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Doppelte IP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0.15" calcext:value-type="float">
            <text:p>20,15</text:p>
          </table:table-cell>
          <table:table-cell office:value-type="float" office:value="10.32" calcext:value-type="float">
            <text:p>10,32</text:p>
          </table:table-cell>
          <table:table-cell table:formula="of:=([.B90]+[.C90])" office:value-type="float" office:value="30.47" calcext:value-type="float">
            <text:p>30,47</text:p>
          </table:table-cell>
          <table:table-cell table:formula="of:=((([.D90] /1000) * 100))" office:value-type="float" office:value="3.047" calcext:value-type="float">
            <text:p>3,047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7.77" calcext:value-type="float">
            <text:p>7,77</text:p>
          </table:table-cell>
          <table:table-cell office:value-type="float" office:value="10.32" calcext:value-type="float">
            <text:p>10,32</text:p>
          </table:table-cell>
          <table:table-cell table:formula="of:=([.B91]+[.C91])" office:value-type="float" office:value="18.09" calcext:value-type="float">
            <text:p>18,09</text:p>
          </table:table-cell>
          <table:table-cell table:formula="of:=((([.D91] /1000) * 100))" office:value-type="float" office:value="1.809" calcext:value-type="float">
            <text:p>1,80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6.72" calcext:value-type="float">
            <text:p>6,72</text:p>
          </table:table-cell>
          <table:table-cell office:value-type="float" office:value="6.19" calcext:value-type="float">
            <text:p>6,19</text:p>
          </table:table-cell>
          <table:table-cell table:formula="of:=([.B93]+[.C93])" office:value-type="float" office:value="12.91" calcext:value-type="float">
            <text:p>12,91</text:p>
          </table:table-cell>
          <table:table-cell table:formula="of:=((([.D93] /1000) * 100))" office:value-type="float" office:value="1.291" calcext:value-type="float">
            <text:p>1,291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85 / 100)" office:value-type="float" office:value="0.0785" calcext:value-type="float">
            <text:p>0,0785</text:p>
          </table:table-cell>
          <table:table-cell table:formula="of:=(9.24 / 100)" office:value-type="float" office:value="0.0924" calcext:value-type="float">
            <text:p>0,0924</text:p>
          </table:table-cell>
          <table:table-cell table:formula="of:=([.B94]+[.C94])" office:value-type="float" office:value="0.1709" calcext:value-type="float">
            <text:p>0,1709</text:p>
          </table:table-cell>
          <table:table-cell table:formula="of:=((([.D94] /1000) * 100))" office:value-type="float" office:value="0.01709" calcext:value-type="float">
            <text:p>0,01709</text:p>
          </table:table-cell>
          <table:table-cell/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90:.B93])" office:value-type="float" office:value="11.5466666666667" calcext:value-type="float">
            <text:p>11,5466666667</text:p>
          </table:table-cell>
          <table:table-cell table:style-name="ce13" table:formula="of:=AVERAGE([.C90:.C93])" office:value-type="float" office:value="8.94333333333333" calcext:value-type="float">
            <text:p>8,9433333333</text:p>
          </table:table-cell>
          <table:table-cell table:style-name="ce13" table:formula="of:=AVERAGE([.D90:.D93])" office:value-type="float" office:value="20.49" calcext:value-type="float">
            <text:p>20,49</text:p>
          </table:table-cell>
          <table:table-cell table:style-name="ce24" table:formula="of:=AVERAGE([.E90:.E93])" office:value-type="float" office:value="2.049" calcext:value-type="float">
            <text:p>2,049</text:p>
          </table:table-cell>
          <table:table-cell/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90:.B94])" office:value-type="float" office:value="8.679625" calcext:value-type="float">
            <text:p>8,679625</text:p>
          </table:table-cell>
          <table:table-cell table:style-name="ce13" table:formula="of:=AVERAGE([.C90:.C94])" office:value-type="float" office:value="6.7306" calcext:value-type="float">
            <text:p>6,7306</text:p>
          </table:table-cell>
          <table:table-cell table:style-name="ce13" table:formula="of:=AVERAGE([.D90:.D94])" office:value-type="float" office:value="15.410225" calcext:value-type="float">
            <text:p>15,410225</text:p>
          </table:table-cell>
          <table:table-cell table:style-name="ce24" table:formula="of:=AVERAGE([.E90:.E94])" office:value-type="float" office:value="1.5410225" calcext:value-type="float">
            <text:p>1,5410225</text:p>
          </table:table-cell>
          <table:table-cell/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90:.B93])" office:value-type="float" office:value="6.09855902834614" calcext:value-type="float">
            <text:p>6,0985590283</text:p>
          </table:table-cell>
          <table:table-cell table:style-name="ce13" table:formula="of:=STDEVPA([.C90:.C93])" office:value-type="float" office:value="1.94690067086696" calcext:value-type="float">
            <text:p>1,9469006709</text:p>
          </table:table-cell>
          <table:table-cell table:style-name="ce13" table:formula="of:=STDEVPA([.D90:.D93])" office:value-type="float" office:value="7.36697133608287" calcext:value-type="float">
            <text:p>7,3669713361</text:p>
          </table:table-cell>
          <table:table-cell table:style-name="ce24" table:formula="of:=STDEVPA([.E90:.E93])" office:value-type="float" office:value="0.736697133608287" calcext:value-type="float">
            <text:p>0,7366971336</text:p>
          </table:table-cell>
          <table:table-cell/>
        </table:table-row>
        <table:table-row table:style-name="ro1">
          <table:table-cell office:value-type="string" calcext:value-type="string">
            <text:p>Standardabweichung 5</text:p>
          </table:table-cell>
          <table:table-cell table:style-name="ce13" table:formula="of:=STDEVPA([.B90:.B94])" office:value-type="float" office:value="7.24942069560561" calcext:value-type="float">
            <text:p>7,2494206956</text:p>
          </table:table-cell>
          <table:table-cell table:style-name="ce13" table:formula="of:=STDEVPA([.C90:.C94])" office:value-type="float" office:value="4.18704944800035" calcext:value-type="float">
            <text:p>4,187049448</text:p>
          </table:table-cell>
          <table:table-cell table:style-name="ce13" table:formula="of:=STDEVPA([.D90:.D94])" office:value-type="float" office:value="10.8681434546971" calcext:value-type="float">
            <text:p>10,8681434547</text:p>
          </table:table-cell>
          <table:table-cell table:style-name="ce24" table:formula="of:=STDEVPA([.E90:.E94])" office:value-type="float" office:value="1.08681434546971" calcext:value-type="float">
            <text:p>1,086814345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omp Test CPU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102]+[.C102])" office:value-type="float" office:value="20.68" calcext:value-type="float">
            <text:p>20,68</text:p>
          </table:table-cell>
          <table:table-cell table:formula="of:=((([.D102] /1000) * 100))" office:value-type="float" office:value="2.068" calcext:value-type="float">
            <text:p>2,068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103]+[.C103])" office:value-type="float" office:value="11.54" calcext:value-type="float">
            <text:p>11,54</text:p>
          </table:table-cell>
          <table:table-cell table:formula="of:=((([.D103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103]+[.C103])" office:value-type="float" office:value="11.54" calcext:value-type="float">
            <text:p>11,54</text:p>
          </table:table-cell>
          <table:table-cell table:formula="of:=((([.D103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105]+[.C105])" office:value-type="float" office:value="11.59" calcext:value-type="float">
            <text:p>11,59</text:p>
          </table:table-cell>
          <table:table-cell table:formula="of:=((([.D105] /1000) * 100))" office:value-type="float" office:value="1.159" calcext:value-type="float">
            <text:p>1,159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formula="of:=(12.17 / 100)" office:value-type="float" office:value="0.1217" calcext:value-type="float">
            <text:p>0,1217</text:p>
          </table:table-cell>
          <table:table-cell table:formula="of:=([.B106]+[.C106])" office:value-type="float" office:value="0.1984" calcext:value-type="float">
            <text:p>0,1984</text:p>
          </table:table-cell>
          <table:table-cell table:formula="of:=((([.D106] /1000) * 100))" office:value-type="float" office:value="0.01984" calcext:value-type="float">
            <text:p>0,01984</text:p>
          </table:table-cell>
          <table:table-cell/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102:.B105])" office:value-type="float" office:value="6.86" calcext:value-type="float">
            <text:p>6,86</text:p>
          </table:table-cell>
          <table:table-cell table:style-name="ce13" table:formula="of:=AVERAGE([.C102:.C105])" office:value-type="float" office:value="6.995" calcext:value-type="float">
            <text:p>6,995</text:p>
          </table:table-cell>
          <table:table-cell table:style-name="ce13" table:formula="of:=AVERAGE([.D102:.D105])" office:value-type="float" office:value="13.8375" calcext:value-type="float">
            <text:p>13,8375</text:p>
          </table:table-cell>
          <table:table-cell table:style-name="ce24" table:formula="of:=AVERAGE([.E102:.E105])" office:value-type="float" office:value="1.38375" calcext:value-type="float">
            <text:p>1,38375</text:p>
          </table:table-cell>
          <table:table-cell/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102:.B106])" office:value-type="float" office:value="5.50334" calcext:value-type="float">
            <text:p>5,50334</text:p>
          </table:table-cell>
          <table:table-cell table:style-name="ce13" table:formula="of:=AVERAGE([.C102:.C106])" office:value-type="float" office:value="5.62034" calcext:value-type="float">
            <text:p>5,62034</text:p>
          </table:table-cell>
          <table:table-cell table:style-name="ce13" table:formula="of:=AVERAGE([.D102:.D106])" office:value-type="float" office:value="11.10968" calcext:value-type="float">
            <text:p>11,10968</text:p>
          </table:table-cell>
          <table:table-cell table:style-name="ce24" table:formula="of:=AVERAGE([.E102:.E106])" office:value-type="float" office:value="1.110968" calcext:value-type="float">
            <text:p>1,110968</text:p>
          </table:table-cell>
          <table:table-cell/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102:.B105])" office:value-type="float" office:value="6.25294730507143" calcext:value-type="float">
            <text:p>6,2529473051</text:p>
          </table:table-cell>
          <table:table-cell table:style-name="ce13" table:formula="of:=STDEVPA([.C102:.C105])" office:value-type="float" office:value="2.31349843310948" calcext:value-type="float">
            <text:p>2,3134984331</text:p>
          </table:table-cell>
          <table:table-cell table:style-name="ce13" table:formula="of:=STDEVPA([.D102:.D105])" office:value-type="float" office:value="3.9505719522621" calcext:value-type="float">
            <text:p>3,9505719523</text:p>
          </table:table-cell>
          <table:table-cell table:style-name="ce24" table:formula="of:=STDEVPA([.E102:.E105])" office:value-type="float" office:value="0.39505719522621" calcext:value-type="float">
            <text:p>0,3950571952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5</text:p>
          </table:table-cell>
          <table:table-cell table:style-name="ce14" table:formula="of:=STDEVPA([.B102:.B106])" office:value-type="float" office:value="6.21623563118388" calcext:value-type="float">
            <text:p>6,2162356312</text:p>
          </table:table-cell>
          <table:table-cell table:style-name="ce14" table:formula="of:=STDEVPA([.C102:.C106])" office:value-type="float" office:value="3.44101445251251" calcext:value-type="float">
            <text:p>3,4410144525</text:p>
          </table:table-cell>
          <table:table-cell table:style-name="ce14" table:formula="of:=STDEVPA([.D102:.D106])" office:value-type="float" office:value="6.49997098528909" calcext:value-type="float">
            <text:p>6,4999709853</text:p>
          </table:table-cell>
          <table:table-cell table:style-name="ce25" table:formula="of:=STDEVPA([.E102:.E106])" office:value-type="float" office:value="0.649997098528909" calcext:value-type="float">
            <text:p>0,6499970985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"/>
          <table:table-cell table:style-name="ce8" table:number-columns-repeated="3"/>
          <table:table-cell table:style-name="ce18"/>
          <table:table-cell/>
        </table:table-row>
        <table:table-row table:style-name="ro1">
          <table:table-cell office:value-type="string" calcext:value-type="string">
            <text:p>Loop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table:number-columns-repeated="2"/>
          <table:table-cell office:value-type="string" calcext:value-type="string">
            <text:p>Stümmerling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assoth</text:p>
          </table:table-cell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9.13" calcext:value-type="float">
            <text:p>9,13</text:p>
          </table:table-cell>
          <table:table-cell office:value-type="float" office:value="727.87" calcext:value-type="float">
            <text:p>727,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nemann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1.13" calcext:value-type="float">
            <text:p>1,13</text:p>
          </table:table-cell>
          <table:table-cell office:value-type="float" office:value="41.38" calcext:value-type="float">
            <text:p>41,3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.13" calcext:value-type="float">
            <text:p>1,13</text:p>
          </table:table-cell>
          <table:table-cell office:value-type="float" office:value="134.67" calcext:value-type="float">
            <text:p>134,6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116:.B119])" office:value-type="float" office:value="3.79666666666667" calcext:value-type="float">
            <text:p>3,7966666667</text:p>
          </table:table-cell>
          <table:table-cell table:style-name="ce13" table:formula="of:=AVERAGE([.C116:.C119])" office:value-type="float" office:value="301.306666666667" calcext:value-type="float">
            <text:p>301,3066666667</text:p>
          </table:table-cell>
          <table:table-cell table:style-name="ce13" table:formula="of:=AVERAGE([.D116:.D119])" office:value-type="float" office:value="0" calcext:value-type="float">
            <text:p>0</text:p>
          </table:table-cell>
          <table:table-cell table:style-name="ce24" table:formula="of:=AVERAGE([.E116:.E119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116:.B119])" office:value-type="float" office:value="3.77123616632825" calcext:value-type="float">
            <text:p>3,7712361663</text:p>
          </table:table-cell>
          <table:table-cell table:style-name="ce13" table:formula="of:=STDEVPA([.C116:.C119])" office:value-type="float" office:value="304.020793185086" calcext:value-type="float">
            <text:p>304,0207931851</text:p>
          </table:table-cell>
          <table:table-cell table:style-name="ce13" table:formula="of:=STDEVPA([.D116:.D119])" office:value-type="float" office:value="0" calcext:value-type="float">
            <text:p>0</text:p>
          </table:table-cell>
          <table:table-cell table:style-name="ce24" table:formula="of:=STDEVPA([.E116:.E119])" office:value-type="float" office:value="0" calcext:value-type="float">
            <text:p>0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Loop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0.15" calcext:value-type="float">
            <text:p>20,15</text:p>
          </table:table-cell>
          <table:table-cell office:value-type="float" office:value="10.32" calcext:value-type="float">
            <text:p>10,32</text:p>
          </table:table-cell>
          <table:table-cell table:formula="of:=([.B127]+[.C127])" office:value-type="float" office:value="30.47" calcext:value-type="float">
            <text:p>30,47</text:p>
          </table:table-cell>
          <table:table-cell table:formula="of:=((([.D127] /1000) * 100))" office:value-type="float" office:value="3.047" calcext:value-type="float">
            <text:p>3,047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7.77" calcext:value-type="float">
            <text:p>7,77</text:p>
          </table:table-cell>
          <table:table-cell office:value-type="float" office:value="10.32" calcext:value-type="float">
            <text:p>10,32</text:p>
          </table:table-cell>
          <table:table-cell table:formula="of:=([.B128]+[.C128])" office:value-type="float" office:value="18.09" calcext:value-type="float">
            <text:p>18,09</text:p>
          </table:table-cell>
          <table:table-cell table:formula="of:=((([.D128] /1000) * 100))" office:value-type="float" office:value="1.809" calcext:value-type="float">
            <text:p>1,80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6.72" calcext:value-type="float">
            <text:p>6,72</text:p>
          </table:table-cell>
          <table:table-cell office:value-type="float" office:value="6.19" calcext:value-type="float">
            <text:p>6,19</text:p>
          </table:table-cell>
          <table:table-cell table:formula="of:=([.B130]+[.C130])" office:value-type="float" office:value="12.91" calcext:value-type="float">
            <text:p>12,91</text:p>
          </table:table-cell>
          <table:table-cell table:formula="of:=((([.D130] /1000) * 100))" office:value-type="float" office:value="1.291" calcext:value-type="float">
            <text:p>1,291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85 / 100)" office:value-type="float" office:value="0.0785" calcext:value-type="float">
            <text:p>0,0785</text:p>
          </table:table-cell>
          <table:table-cell table:formula="of:=(9.24 / 100)" office:value-type="float" office:value="0.0924" calcext:value-type="float">
            <text:p>0,0924</text:p>
          </table:table-cell>
          <table:table-cell table:formula="of:=([.B131]+[.C131])" office:value-type="float" office:value="0.1709" calcext:value-type="float">
            <text:p>0,1709</text:p>
          </table:table-cell>
          <table:table-cell table:formula="of:=((([.D131] /1000) * 100))" office:value-type="float" office:value="0.01709" calcext:value-type="float">
            <text:p>0,01709</text:p>
          </table:table-cell>
          <table:table-cell/>
        </table:table-row>
        <table:table-row table:style-name="ro1">
          <table:table-cell office:value-type="string" calcext:value-type="string">
            <text:p>Durschnitt 4</text:p>
          </table:table-cell>
          <table:table-cell table:formula="of:=AVERAGE([.B127:.B130])" office:value-type="float" office:value="11.5466666666667" calcext:value-type="float">
            <text:p>11,5466666667</text:p>
          </table:table-cell>
          <table:table-cell table:formula="of:=AVERAGE([.C127:.C130])" office:value-type="float" office:value="8.94333333333333" calcext:value-type="float">
            <text:p>8,9433333333</text:p>
          </table:table-cell>
          <table:table-cell table:formula="of:=AVERAGE([.D127:.D130])" office:value-type="float" office:value="20.49" calcext:value-type="float">
            <text:p>20,49</text:p>
          </table:table-cell>
          <table:table-cell table:formula="of:=AVERAGE([.E127:.E130])" office:value-type="float" office:value="2.049" calcext:value-type="float">
            <text:p>2,049</text:p>
          </table:table-cell>
          <table:table-cell/>
        </table:table-row>
        <table:table-row table:style-name="ro1">
          <table:table-cell office:value-type="string" calcext:value-type="string">
            <text:p>Durschnitt 5</text:p>
          </table:table-cell>
          <table:table-cell table:formula="of:=AVERAGE([.B127:.B131])" office:value-type="float" office:value="8.679625" calcext:value-type="float">
            <text:p>8,679625</text:p>
          </table:table-cell>
          <table:table-cell table:formula="of:=AVERAGE([.C127:.C131])" office:value-type="float" office:value="6.7306" calcext:value-type="float">
            <text:p>6,7306</text:p>
          </table:table-cell>
          <table:table-cell table:formula="of:=AVERAGE([.D127:.D131])" office:value-type="float" office:value="15.410225" calcext:value-type="float">
            <text:p>15,410225</text:p>
          </table:table-cell>
          <table:table-cell table:formula="of:=AVERAGE([.E127:.E131])" office:value-type="float" office:value="1.5410225" calcext:value-type="float">
            <text:p>1,5410225</text:p>
          </table:table-cell>
          <table:table-cell/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127:.B130])" office:value-type="float" office:value="6.09855902834614" calcext:value-type="float">
            <text:p>6,0985590283</text:p>
          </table:table-cell>
          <table:table-cell table:style-name="ce13" table:formula="of:=STDEVPA([.C127:.C130])" office:value-type="float" office:value="1.94690067086696" calcext:value-type="float">
            <text:p>1,9469006709</text:p>
          </table:table-cell>
          <table:table-cell table:style-name="ce13" table:formula="of:=STDEVPA([.D127:.D130])" office:value-type="float" office:value="7.36697133608287" calcext:value-type="float">
            <text:p>7,3669713361</text:p>
          </table:table-cell>
          <table:table-cell table:style-name="ce24" table:formula="of:=STDEVPA([.E127:.E130])" office:value-type="float" office:value="0.736697133608287" calcext:value-type="float">
            <text:p>0,7366971336</text:p>
          </table:table-cell>
          <table:table-cell/>
        </table:table-row>
        <table:table-row table:style-name="ro1">
          <table:table-cell office:value-type="string" calcext:value-type="string">
            <text:p>Standardabweichung 5</text:p>
          </table:table-cell>
          <table:table-cell table:style-name="ce13" table:formula="of:=STDEVPA([.B127:.B131])" office:value-type="float" office:value="7.24942069560561" calcext:value-type="float">
            <text:p>7,2494206956</text:p>
          </table:table-cell>
          <table:table-cell table:style-name="ce13" table:formula="of:=STDEVPA([.C127:.C131])" office:value-type="float" office:value="4.18704944800035" calcext:value-type="float">
            <text:p>4,187049448</text:p>
          </table:table-cell>
          <table:table-cell table:style-name="ce13" table:formula="of:=STDEVPA([.D127:.D131])" office:value-type="float" office:value="10.8681434546971" calcext:value-type="float">
            <text:p>10,8681434547</text:p>
          </table:table-cell>
          <table:table-cell table:style-name="ce24" table:formula="of:=STDEVPA([.E127:.E131])" office:value-type="float" office:value="1.08681434546971" calcext:value-type="float">
            <text:p>1,086814345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tomp Test CPU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140]+[.C140])" office:value-type="float" office:value="20.68" calcext:value-type="float">
            <text:p>20,68</text:p>
          </table:table-cell>
          <table:table-cell table:formula="of:=((([.D140] /1000) * 100))" office:value-type="float" office:value="2.068" calcext:value-type="float">
            <text:p>2,068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141]+[.C141])" office:value-type="float" office:value="11.54" calcext:value-type="float">
            <text:p>11,54</text:p>
          </table:table-cell>
          <table:table-cell table:formula="of:=((([.D141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141]+[.C141])" office:value-type="float" office:value="11.54" calcext:value-type="float">
            <text:p>11,54</text:p>
          </table:table-cell>
          <table:table-cell table:formula="of:=((([.D141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143]+[.C143])" office:value-type="float" office:value="11.59" calcext:value-type="float">
            <text:p>11,59</text:p>
          </table:table-cell>
          <table:table-cell table:formula="of:=((([.D143] /1000) * 100))" office:value-type="float" office:value="1.159" calcext:value-type="float">
            <text:p>1,159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formula="of:=(12.17 / 100)" office:value-type="float" office:value="0.1217" calcext:value-type="float">
            <text:p>0,1217</text:p>
          </table:table-cell>
          <table:table-cell table:formula="of:=([.B144]+[.C144])" office:value-type="float" office:value="0.1984" calcext:value-type="float">
            <text:p>0,1984</text:p>
          </table:table-cell>
          <table:table-cell table:formula="of:=((([.D144] /1000) * 100))" office:value-type="float" office:value="0.01984" calcext:value-type="float">
            <text:p>0,01984</text:p>
          </table:table-cell>
          <table:table-cell/>
        </table:table-row>
        <table:table-row table:style-name="ro1">
          <table:table-cell office:value-type="string" calcext:value-type="string">
            <text:p>Durschnitt 4</text:p>
          </table:table-cell>
          <table:table-cell table:formula="of:=AVERAGE([.B140:.B143])" office:value-type="float" office:value="6.86" calcext:value-type="float">
            <text:p>6,86</text:p>
          </table:table-cell>
          <table:table-cell table:formula="of:=AVERAGE([.C140:.C143])" office:value-type="float" office:value="6.995" calcext:value-type="float">
            <text:p>6,995</text:p>
          </table:table-cell>
          <table:table-cell table:formula="of:=AVERAGE([.D140:.D143])" office:value-type="float" office:value="13.8375" calcext:value-type="float">
            <text:p>13,8375</text:p>
          </table:table-cell>
          <table:table-cell table:formula="of:=AVERAGE([.E140:.E143])" office:value-type="float" office:value="1.38375" calcext:value-type="float">
            <text:p>1,38375</text:p>
          </table:table-cell>
          <table:table-cell/>
        </table:table-row>
        <table:table-row table:style-name="ro1">
          <table:table-cell office:value-type="string" calcext:value-type="string">
            <text:p>Durschnitt 5</text:p>
          </table:table-cell>
          <table:table-cell table:formula="of:=AVERAGE([.B140:.B144])" office:value-type="float" office:value="5.50334" calcext:value-type="float">
            <text:p>5,50334</text:p>
          </table:table-cell>
          <table:table-cell table:formula="of:=AVERAGE([.C140:.C144])" office:value-type="float" office:value="5.62034" calcext:value-type="float">
            <text:p>5,62034</text:p>
          </table:table-cell>
          <table:table-cell table:formula="of:=AVERAGE([.D140:.D144])" office:value-type="float" office:value="11.10968" calcext:value-type="float">
            <text:p>11,10968</text:p>
          </table:table-cell>
          <table:table-cell table:formula="of:=AVERAGE([.E140:.E144])" office:value-type="float" office:value="1.110968" calcext:value-type="float">
            <text:p>1,110968</text:p>
          </table:table-cell>
          <table:table-cell/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140:.B143])" office:value-type="float" office:value="6.25294730507143" calcext:value-type="float">
            <text:p>6,2529473051</text:p>
          </table:table-cell>
          <table:table-cell table:style-name="ce13" table:formula="of:=STDEVPA([.C140:.C143])" office:value-type="float" office:value="2.31349843310948" calcext:value-type="float">
            <text:p>2,3134984331</text:p>
          </table:table-cell>
          <table:table-cell table:style-name="ce13" table:formula="of:=STDEVPA([.D140:.D143])" office:value-type="float" office:value="3.9505719522621" calcext:value-type="float">
            <text:p>3,9505719523</text:p>
          </table:table-cell>
          <table:table-cell table:style-name="ce24" table:formula="of:=STDEVPA([.E140:.E143])" office:value-type="float" office:value="0.39505719522621" calcext:value-type="float">
            <text:p>0,3950571952</text:p>
          </table:table-cell>
          <table:table-cell/>
        </table:table-row>
        <table:table-row table:style-name="ro1">
          <table:table-cell table:style-name="ce6" office:value-type="string" calcext:value-type="string">
            <text:p>Standardabweichung 5</text:p>
          </table:table-cell>
          <table:table-cell table:style-name="ce14" table:formula="of:=STDEVPA([.B140:.B144])" office:value-type="float" office:value="6.21623563118388" calcext:value-type="float">
            <text:p>6,2162356312</text:p>
          </table:table-cell>
          <table:table-cell table:style-name="ce14" table:formula="of:=STDEVPA([.C140:.C144])" office:value-type="float" office:value="3.44101445251251" calcext:value-type="float">
            <text:p>3,4410144525</text:p>
          </table:table-cell>
          <table:table-cell table:style-name="ce14" table:formula="of:=STDEVPA([.D140:.D144])" office:value-type="float" office:value="6.49997098528909" calcext:value-type="float">
            <text:p>6,4999709853</text:p>
          </table:table-cell>
          <table:table-cell table:style-name="ce25" table:formula="of:=STDEVPA([.E140:.E144])" office:value-type="float" office:value="0.649997098528909" calcext:value-type="float">
            <text:p>0,6499970985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omp Test IOSTAT</text:p>
          </table:table-cell>
          <table:table-cell table:style-name="ce8" office:value-type="string" calcext:value-type="string">
            <text:p>Write KB/s</text:p>
          </table:table-cell>
          <table:table-cell table:style-name="ce8" office:value-type="string" calcext:value-type="string">
            <text:p>Input Output Ops /s</text:p>
          </table:table-cell>
          <table:table-cell table:style-name="ce8"/>
          <table:table-cell table:style-name="ce18"/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.36" calcext:value-type="float">
            <text:p>1,36</text:p>
          </table:table-cell>
          <table:table-cell office:value-type="float" office:value="164.8" calcext:value-type="float">
            <text:p>164,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table:formula="of:=(673.9/1000)" office:value-type="float" office:value="0.6739" calcext:value-type="float">
            <text:p>0,6739</text:p>
          </table:table-cell>
          <table:table-cell office:value-type="float" office:value="42.54" calcext:value-type="float">
            <text:p>42,5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table:formula="of:=(647.67 / 1000)" office:value-type="float" office:value="0.64767" calcext:value-type="float">
            <text:p>0,64767</text:p>
          </table:table-cell>
          <table:table-cell office:value-type="float" office:value="101.09" calcext:value-type="float">
            <text:p>101,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</text:p>
          </table:table-cell>
          <table:table-cell table:formula="of:=(693.76/1000)" office:value-type="float" office:value="0.69376" calcext:value-type="float">
            <text:p>0,69376</text:p>
          </table:table-cell>
          <table:table-cell office:value-type="float" office:value="107.9" calcext:value-type="float">
            <text:p>107,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153:.B156])" office:value-type="float" office:value="0.8438325" calcext:value-type="float">
            <text:p>0,8438325</text:p>
          </table:table-cell>
          <table:table-cell table:style-name="ce9" table:formula="of:=AVERAGE([.C153:.C156])" office:value-type="float" office:value="104.0825" calcext:value-type="float">
            <text:p>104,0825</text:p>
          </table:table-cell>
          <table:table-cell table:style-name="ce9" table:formula="of:=AVERAGE([.D153:.D156])" office:value-type="float" office:value="0" calcext:value-type="float">
            <text:p>0</text:p>
          </table:table-cell>
          <table:table-cell table:style-name="ce20" table:formula="of:=AVERAGE([.E153:.E15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153:.B156])" office:value-type="float" office:value="0.298457461070669" calcext:value-type="float">
            <text:p>0,2984574611</text:p>
          </table:table-cell>
          <table:table-cell table:style-name="ce9" table:formula="of:=STDEVPA([.C153:.C156])" office:value-type="float" office:value="43.2944063217178" calcext:value-type="float">
            <text:p>43,2944063217</text:p>
          </table:table-cell>
          <table:table-cell table:style-name="ce9" table:formula="of:=STDEVPA([.D153:.D156])" office:value-type="float" office:value="0" calcext:value-type="float">
            <text:p>0</text:p>
          </table:table-cell>
          <table:table-cell table:style-name="ce20" table:formula="of:=STDEVPA([.E153:.E156]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/>
          <table:table-cell table:style-name="ce10" table:number-columns-repeated="3"/>
          <table:table-cell table:number-columns-repeated="2"/>
        </table:table-row>
        <table:table-row table:style-name="ro1">
          <table:table-cell table:style-name="ce5"/>
          <table:table-cell table:style-name="ce11" table:number-columns-repeated="3"/>
          <table:table-cell table:style-name="ce21"/>
          <table:table-cell/>
        </table:table-row>
        <table:table-row table:style-name="ro1">
          <table:table-cell table:number-columns-repeated="3"/>
          <table:table-cell table:style-name="ce10"/>
          <table:table-cell table:style-name="ce22"/>
          <table:table-cell/>
        </table:table-row>
        <table:table-row table:style-name="ro1">
          <table:table-cell office:value-type="string" calcext:value-type="string">
            <text:p>Stomp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164]+[.C164])" office:value-type="float" office:value="20.68" calcext:value-type="float">
            <text:p>20,68</text:p>
          </table:table-cell>
          <table:table-cell table:formula="of:=((([.D164] /1000) * 100))" office:value-type="float" office:value="2.068" calcext:value-type="float">
            <text:p>2,068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165]+[.C165])" office:value-type="float" office:value="11.54" calcext:value-type="float">
            <text:p>11,54</text:p>
          </table:table-cell>
          <table:table-cell table:formula="of:=((([.D165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165]+[.C165])" office:value-type="float" office:value="11.54" calcext:value-type="float">
            <text:p>11,54</text:p>
          </table:table-cell>
          <table:table-cell table:formula="of:=((([.D165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167]+[.C167])" office:value-type="float" office:value="11.59" calcext:value-type="float">
            <text:p>11,59</text:p>
          </table:table-cell>
          <table:table-cell table:formula="of:=((([.D167] /1000) * 100))" office:value-type="float" office:value="1.159" calcext:value-type="float">
            <text:p>1,159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style-name="ce17" table:formula="of:=(12.17 / 100)" office:value-type="float" office:value="0.1217" calcext:value-type="float">
            <text:p>0,1217</text:p>
          </table:table-cell>
          <table:table-cell table:formula="of:=([.B168]+[.C168])" office:value-type="float" office:value="0.1984" calcext:value-type="float">
            <text:p>0,1984</text:p>
          </table:table-cell>
          <table:table-cell table:formula="of:=((([.D168] /1000) * 100))" office:value-type="float" office:value="0.01984" calcext:value-type="float">
            <text:p>0,01984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164:.B167])" office:value-type="float" office:value="6.86" calcext:value-type="float">
            <text:p>6,86</text:p>
          </table:table-cell>
          <table:table-cell table:style-name="ce9" table:formula="of:=AVERAGE([.C164:.C167])" office:value-type="float" office:value="6.995" calcext:value-type="float">
            <text:p>6,995</text:p>
          </table:table-cell>
          <table:table-cell table:style-name="ce9" table:formula="of:=AVERAGE([.D164:.D167])" office:value-type="float" office:value="13.8375" calcext:value-type="float">
            <text:p>13,8375</text:p>
          </table:table-cell>
          <table:table-cell table:style-name="ce20" table:formula="of:=AVERAGE([.E164:.E167])" office:value-type="float" office:value="1.38375" calcext:value-type="float">
            <text:p>1,38375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5</text:p>
          </table:table-cell>
          <table:table-cell table:style-name="ce9" table:formula="of:=AVERAGE([.B164:.B168])" office:value-type="float" office:value="5.50334" calcext:value-type="float">
            <text:p>5,50334</text:p>
          </table:table-cell>
          <table:table-cell table:style-name="ce9" table:formula="of:=AVERAGE([.C164:.C168])" office:value-type="float" office:value="5.62034" calcext:value-type="float">
            <text:p>5,62034</text:p>
          </table:table-cell>
          <table:table-cell table:style-name="ce9" table:formula="of:=AVERAGE([.D164:.D168])" office:value-type="float" office:value="11.10968" calcext:value-type="float">
            <text:p>11,10968</text:p>
          </table:table-cell>
          <table:table-cell table:style-name="ce20" table:formula="of:=AVERAGE([.E164:.E168])" office:value-type="float" office:value="1.110968" calcext:value-type="float">
            <text:p>1,110968</text:p>
          </table:table-cell>
          <table:table-cell/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164:.B167])" office:value-type="float" office:value="6.25294730507143" calcext:value-type="float">
            <text:p>6,2529473051</text:p>
          </table:table-cell>
          <table:table-cell table:style-name="ce9" table:formula="of:=STDEVPA([.C164:.C167])" office:value-type="float" office:value="2.31349843310948" calcext:value-type="float">
            <text:p>2,3134984331</text:p>
          </table:table-cell>
          <table:table-cell table:style-name="ce9" table:formula="of:=STDEVPA([.D164:.D167])" office:value-type="float" office:value="3.9505719522621" calcext:value-type="float">
            <text:p>3,9505719523</text:p>
          </table:table-cell>
          <table:table-cell table:style-name="ce20" table:formula="of:=STDEVPA([.E164:.E167])" office:value-type="float" office:value="0.39505719522621" calcext:value-type="float">
            <text:p>0,3950571952</text:p>
          </table:table-cell>
          <table:table-cell/>
        </table:table-row>
        <table:table-row table:style-name="ro1">
          <table:table-cell table:style-name="ce3" office:value-type="string" calcext:value-type="string">
            <text:p>Standardabweichung 5</text:p>
          </table:table-cell>
          <table:table-cell table:style-name="ce15" table:formula="of:=STDEVPA([.B164:.B168])" office:value-type="float" office:value="6.21623563118388" calcext:value-type="float">
            <text:p>6,2162356312</text:p>
          </table:table-cell>
          <table:table-cell table:style-name="ce15" table:formula="of:=STDEVPA([.C164:.C168])" office:value-type="float" office:value="3.44101445251251" calcext:value-type="float">
            <text:p>3,4410144525</text:p>
          </table:table-cell>
          <table:table-cell table:style-name="ce15" table:formula="of:=STDEVPA([.D164:.D168])" office:value-type="float" office:value="6.49997098528909" calcext:value-type="float">
            <text:p>6,4999709853</text:p>
          </table:table-cell>
          <table:table-cell table:style-name="ce23" table:formula="of:=STDEVPA([.E164:.E168])" office:value-type="float" office:value="0.649997098528909" calcext:value-type="float">
            <text:p>0,6499970985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tomp Test CPU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176]+[.C176])" office:value-type="float" office:value="20.68" calcext:value-type="float">
            <text:p>20,68</text:p>
          </table:table-cell>
          <table:table-cell table:formula="of:=((([.D176] /1000) * 100))" office:value-type="float" office:value="2.068" calcext:value-type="float">
            <text:p>2,068</text:p>
          </table:table-cell>
          <table:table-cell/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177]+[.C177])" office:value-type="float" office:value="11.54" calcext:value-type="float">
            <text:p>11,54</text:p>
          </table:table-cell>
          <table:table-cell table:formula="of:=((([.D177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177]+[.C177])" office:value-type="float" office:value="11.54" calcext:value-type="float">
            <text:p>11,54</text:p>
          </table:table-cell>
          <table:table-cell table:formula="of:=((([.D177] /1000) * 100))" office:value-type="float" office:value="1.154" calcext:value-type="float">
            <text:p>1,154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179]+[.C179])" office:value-type="float" office:value="11.59" calcext:value-type="float">
            <text:p>11,59</text:p>
          </table:table-cell>
          <table:table-cell table:formula="of:=((([.D179] /1000) * 100))" office:value-type="float" office:value="1.159" calcext:value-type="float">
            <text:p>1,159</text:p>
          </table:table-cell>
          <table:table-cell/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style-name="ce17" table:formula="of:=(12.17 / 100)" office:value-type="float" office:value="0.1217" calcext:value-type="float">
            <text:p>0,1217</text:p>
          </table:table-cell>
          <table:table-cell table:formula="of:=([.B180]+[.C180])" office:value-type="float" office:value="0.1984" calcext:value-type="float">
            <text:p>0,1984</text:p>
          </table:table-cell>
          <table:table-cell table:formula="of:=((([.D180] /1000) * 100))" office:value-type="float" office:value="0.01984" calcext:value-type="float">
            <text:p>0,01984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176:.B179])" office:value-type="float" office:value="6.86" calcext:value-type="float">
            <text:p>6,86</text:p>
          </table:table-cell>
          <table:table-cell table:style-name="ce9" table:formula="of:=AVERAGE([.C176:.C179])" office:value-type="float" office:value="6.995" calcext:value-type="float">
            <text:p>6,995</text:p>
          </table:table-cell>
          <table:table-cell table:style-name="ce9" table:formula="of:=AVERAGE([.D176:.D179])" office:value-type="float" office:value="13.8375" calcext:value-type="float">
            <text:p>13,8375</text:p>
          </table:table-cell>
          <table:table-cell table:style-name="ce20" table:formula="of:=AVERAGE([.E176:.E179])" office:value-type="float" office:value="1.38375" calcext:value-type="float">
            <text:p>1,38375</text:p>
          </table:table-cell>
          <table:table-cell/>
        </table:table-row>
        <table:table-row table:style-name="ro1">
          <table:table-cell table:style-name="ce3" office:value-type="string" calcext:value-type="string">
            <text:p>Durschnitt 5</text:p>
          </table:table-cell>
          <table:table-cell table:style-name="ce9" table:formula="of:=AVERAGE([.B176:.B180])" office:value-type="float" office:value="5.50334" calcext:value-type="float">
            <text:p>5,50334</text:p>
          </table:table-cell>
          <table:table-cell table:style-name="ce9" table:formula="of:=AVERAGE([.C176:.C180])" office:value-type="float" office:value="5.62034" calcext:value-type="float">
            <text:p>5,62034</text:p>
          </table:table-cell>
          <table:table-cell table:style-name="ce9" table:formula="of:=AVERAGE([.D176:.D180])" office:value-type="float" office:value="11.10968" calcext:value-type="float">
            <text:p>11,10968</text:p>
          </table:table-cell>
          <table:table-cell table:style-name="ce20" table:formula="of:=AVERAGE([.E176:.E180])" office:value-type="float" office:value="1.110968" calcext:value-type="float">
            <text:p>1,110968</text:p>
          </table:table-cell>
          <table:table-cell/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176:.B179])" office:value-type="float" office:value="6.25294730507143" calcext:value-type="float">
            <text:p>6,2529473051</text:p>
          </table:table-cell>
          <table:table-cell table:style-name="ce9" table:formula="of:=STDEVPA([.C176:.C179])" office:value-type="float" office:value="2.31349843310948" calcext:value-type="float">
            <text:p>2,3134984331</text:p>
          </table:table-cell>
          <table:table-cell table:style-name="ce9" table:formula="of:=STDEVPA([.D176:.D179])" office:value-type="float" office:value="3.9505719522621" calcext:value-type="float">
            <text:p>3,9505719523</text:p>
          </table:table-cell>
          <table:table-cell table:style-name="ce20" table:formula="of:=STDEVPA([.E176:.E179])" office:value-type="float" office:value="0.39505719522621" calcext:value-type="float">
            <text:p>0,3950571952</text:p>
          </table:table-cell>
          <table:table-cell/>
        </table:table-row>
        <table:table-row table:style-name="ro1">
          <table:table-cell table:style-name="ce7" office:value-type="string" calcext:value-type="string">
            <text:p>Standardabweichung 5</text:p>
          </table:table-cell>
          <table:table-cell table:style-name="ce16" table:formula="of:=STDEVPA([.B176:.B180])" office:value-type="float" office:value="6.21623563118388" calcext:value-type="float">
            <text:p>6,2162356312</text:p>
          </table:table-cell>
          <table:table-cell table:style-name="ce16" table:formula="of:=STDEVPA([.C176:.C180])" office:value-type="float" office:value="3.44101445251251" calcext:value-type="float">
            <text:p>3,4410144525</text:p>
          </table:table-cell>
          <table:table-cell table:style-name="ce16" table:formula="of:=STDEVPA([.D176:.D180])" office:value-type="float" office:value="6.49997098528909" calcext:value-type="float">
            <text:p>6,4999709853</text:p>
          </table:table-cell>
          <table:table-cell table:style-name="ce26" table:formula="of:=STDEVPA([.E176:.E180])" office:value-type="float" office:value="0.649997098528909" calcext:value-type="float">
            <text:p>0,6499970985</text:p>
          </table:table-cell>
          <table:table-cell/>
        </table:table-row>
      </table:table>
      <table:table table:name="200Mb Test" table:style-name="ta1">
        <table:table-column table:style-name="co8" table:default-cell-style-name="ce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9"/>
        <table:table-row table:style-name="ro1">
          <table:table-cell table:style-name="ce1" office:value-type="string" calcext:value-type="string">
            <text:p>NoTraffic Test IOSTAT</text:p>
          </table:table-cell>
          <table:table-cell table:style-name="ce8" table:number-columns-repeated="3"/>
          <table:table-cell table:style-name="ce18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0.71" calcext:value-type="float">
            <text:p>0,7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0.1836" calcext:value-type="float">
            <text:p>0,183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0.6933" calcext:value-type="float">
            <text:p>0,693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0.745" calcext:value-type="float">
            <text:p>0,74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3:.B6])" office:value-type="float" office:value="0.582975" calcext:value-type="float">
            <text:p>0,582975</text:p>
          </table:table-cell>
          <table:table-cell table:style-name="ce9" table:formula="of:=AVERAGE([.C3:.C6])" office:value-type="float" office:value="0" calcext:value-type="float">
            <text:p>0</text:p>
          </table:table-cell>
          <table:table-cell table:style-name="ce9" table:formula="of:=AVERAGE([.D3:.D6])" office:value-type="float" office:value="0" calcext:value-type="float">
            <text:p>0</text:p>
          </table:table-cell>
          <table:table-cell table:style-name="ce20" table:formula="of:=AVERAGE([.E3:.E6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3:.B6])" office:value-type="float" office:value="0.231332794637941" calcext:value-type="float">
            <text:p>0,2313327946</text:p>
          </table:table-cell>
          <table:table-cell table:style-name="ce9" table:formula="of:=STDEVPA([.C3:.C6])" office:value-type="float" office:value="0" calcext:value-type="float">
            <text:p>0</text:p>
          </table:table-cell>
          <table:table-cell table:style-name="ce9" table:formula="of:=STDEVPA([.D3:.D6])" office:value-type="float" office:value="0" calcext:value-type="float">
            <text:p>0</text:p>
          </table:table-cell>
          <table:table-cell table:style-name="ce20" table:formula="of:=STDEVPA([.E3:.E6])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10" table:number-columns-repeated="3"/>
          <table:table-cell/>
        </table:table-row>
        <table:table-row table:style-name="ro1">
          <table:table-cell table:style-name="ce5"/>
          <table:table-cell table:style-name="ce11" table:number-columns-repeated="3"/>
          <table:table-cell table:style-name="ce21"/>
        </table:table-row>
        <table:table-row table:style-name="ro1">
          <table:table-cell table:number-columns-repeated="3"/>
          <table:table-cell table:style-name="ce10"/>
          <table:table-cell table:style-name="ce22"/>
        </table:table-row>
        <table:table-row table:style-name="ro1">
          <table:table-cell office:value-type="string" calcext:value-type="string">
            <text:p>NoTraffic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4]+[.C14])" office:value-type="float" office:value="4.91" calcext:value-type="float">
            <text:p>4,91</text:p>
          </table:table-cell>
          <table:table-cell table:formula="of:=((([.D14] * 1000  ) /100000000) * 100)" office:value-type="float" office:value="0.00491" calcext:value-type="float">
            <text:p>0,00491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2.23" calcext:value-type="float">
            <text:p>2,23</text:p>
          </table:table-cell>
          <table:table-cell office:value-type="float" office:value="2.67" calcext:value-type="float">
            <text:p>2,67</text:p>
          </table:table-cell>
          <table:table-cell table:formula="of:=([.B15]+[.C15])" office:value-type="float" office:value="4.9" calcext:value-type="float">
            <text:p>4,9</text:p>
          </table:table-cell>
          <table:table-cell table:formula="of:=((([.D15] * 1000  ) /100000000) * 100)" office:value-type="float" office:value="0.0049" calcext:value-type="float">
            <text:p>0,0049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6]+[.C16])" office:value-type="float" office:value="4.91" calcext:value-type="float">
            <text:p>4,91</text:p>
          </table:table-cell>
          <table:table-cell table:formula="of:=((([.D16] * 1000  ) /100000000) * 100)" office:value-type="float" office:value="0.00491" calcext:value-type="float">
            <text:p>0,00491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2.19" calcext:value-type="float">
            <text:p>2,19</text:p>
          </table:table-cell>
          <table:table-cell office:value-type="float" office:value="2.72" calcext:value-type="float">
            <text:p>2,72</text:p>
          </table:table-cell>
          <table:table-cell table:formula="of:=([.B17]+[.C17])" office:value-type="float" office:value="4.91" calcext:value-type="float">
            <text:p>4,91</text:p>
          </table:table-cell>
          <table:table-cell table:formula="of:=((([.D17] * 1000  ) /100000000) * 100)" office:value-type="float" office:value="0.00491" calcext:value-type="float">
            <text:p>0,00491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office:value-type="float" office:value="7.68" calcext:value-type="float">
            <text:p>7,68</text:p>
          </table:table-cell>
          <table:table-cell office:value-type="float" office:value="12.16" calcext:value-type="float">
            <text:p>12,16</text:p>
          </table:table-cell>
          <table:table-cell table:formula="of:=([.B18]+[.C18])" office:value-type="float" office:value="19.84" calcext:value-type="float">
            <text:p>19,84</text:p>
          </table:table-cell>
          <table:table-cell table:formula="of:=((([.D18] * 1000  ) /100000000) * 100)" office:value-type="float" office:value="0.01984" calcext:value-type="float">
            <text:p>0,01984</text:p>
          </table:table-cell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14:.B17])" office:value-type="float" office:value="2.2" calcext:value-type="float">
            <text:p>2,2</text:p>
          </table:table-cell>
          <table:table-cell table:style-name="ce9" table:formula="of:=AVERAGE([.C14:.C17])" office:value-type="float" office:value="2.7075" calcext:value-type="float">
            <text:p>2,7075</text:p>
          </table:table-cell>
          <table:table-cell table:style-name="ce9" table:formula="of:=AVERAGE([.D14:.D17])" office:value-type="float" office:value="4.9075" calcext:value-type="float">
            <text:p>4,9075</text:p>
          </table:table-cell>
          <table:table-cell table:style-name="ce20" table:formula="of:=AVERAGE([.E14:.E17])" office:value-type="float" office:value="0.0049075" calcext:value-type="float">
            <text:p>0,0049075</text:p>
          </table:table-cell>
        </table:table-row>
        <table:table-row table:style-name="ro1">
          <table:table-cell table:style-name="ce3" office:value-type="string" calcext:value-type="string">
            <text:p>Durschnitt 5</text:p>
          </table:table-cell>
          <table:table-cell table:style-name="ce9" table:formula="of:=AVERAGE([.B14:.B18])" office:value-type="float" office:value="3.296" calcext:value-type="float">
            <text:p>3,296</text:p>
          </table:table-cell>
          <table:table-cell table:style-name="ce9" table:formula="of:=AVERAGE([.C14:.C18])" office:value-type="float" office:value="4.598" calcext:value-type="float">
            <text:p>4,598</text:p>
          </table:table-cell>
          <table:table-cell table:style-name="ce9" table:formula="of:=AVERAGE([.D14:.D18])" office:value-type="float" office:value="7.894" calcext:value-type="float">
            <text:p>7,894</text:p>
          </table:table-cell>
          <table:table-cell table:style-name="ce20" table:formula="of:=AVERAGE([.E14:.E18])" office:value-type="float" office:value="0.007894" calcext:value-type="float">
            <text:p>0,007894</text:p>
          </table:table-cell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14:.B17])" office:value-type="float" office:value="0.0173205080756888" calcext:value-type="float">
            <text:p>0,0173205081</text:p>
          </table:table-cell>
          <table:table-cell table:style-name="ce9" table:formula="of:=STDEVPA([.C14:.C17])" office:value-type="float" office:value="0.0216506350946109" calcext:value-type="float">
            <text:p>0,0216506351</text:p>
          </table:table-cell>
          <table:table-cell table:style-name="ce9" table:formula="of:=STDEVPA([.D14:.D17])" office:value-type="float" office:value="0.0043301270189221" calcext:value-type="float">
            <text:p>0,004330127</text:p>
          </table:table-cell>
          <table:table-cell table:style-name="ce20" table:formula="of:=STDEVPA([.E14:.E17])" office:value-type="float" office:value="0.00000433012701892239" calcext:value-type="float">
            <text:p>4,33012701892239E-006</text:p>
          </table:table-cell>
        </table:table-row>
        <table:table-row table:style-name="ro1">
          <table:table-cell table:style-name="ce3" office:value-type="string" calcext:value-type="string">
            <text:p>Standardabweichung 5</text:p>
          </table:table-cell>
          <table:table-cell table:style-name="ce12" table:formula="of:=STDEVPA([.B14:.B18])" office:value-type="float" office:value="2.19205474384195" calcext:value-type="float">
            <text:p>2,1920547438</text:p>
          </table:table-cell>
          <table:table-cell table:style-name="ce12" table:formula="of:=STDEVPA([.C14:.C18])" office:value-type="float" office:value="3.78104958973034" calcext:value-type="float">
            <text:p>3,7810495897</text:p>
          </table:table-cell>
          <table:table-cell table:style-name="ce12" table:formula="of:=STDEVPA([.D14:.D18])" office:value-type="float" office:value="5.9730012556503" calcext:value-type="float">
            <text:p>5,9730012557</text:p>
          </table:table-cell>
          <table:table-cell table:style-name="ce23" table:formula="of:=STDEVPA([.E14:.E18])" office:value-type="float" office:value="0.0059730012556503" calcext:value-type="float">
            <text:p>0,00597300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ndard Test CPU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Io wait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26]+[.C26])" office:value-type="float" office:value="20.68" calcext:value-type="float">
            <text:p>20,68</text:p>
          </table:table-cell>
          <table:table-cell table:formula="of:=((([.D26] /1000) * 100))" office:value-type="float" office:value="2.068" calcext:value-type="float">
            <text:p>2,068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27]+[.C27])" office:value-type="float" office:value="11.54" calcext:value-type="float">
            <text:p>11,54</text:p>
          </table:table-cell>
          <table:table-cell table:formula="of:=((([.D27] /1000) * 100))"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27]+[.C27])" office:value-type="float" office:value="11.54" calcext:value-type="float">
            <text:p>11,54</text:p>
          </table:table-cell>
          <table:table-cell table:formula="of:=((([.D27] /1000) * 100))"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29]+[.C29])" office:value-type="float" office:value="11.59" calcext:value-type="float">
            <text:p>11,59</text:p>
          </table:table-cell>
          <table:table-cell table:formula="of:=((([.D29] /1000) * 100))" office:value-type="float" office:value="1.159" calcext:value-type="float">
            <text:p>1,159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formula="of:=(12.17 / 100)" office:value-type="float" office:value="0.1217" calcext:value-type="float">
            <text:p>0,1217</text:p>
          </table:table-cell>
          <table:table-cell table:formula="of:=([.B30]+[.C30])" office:value-type="float" office:value="0.1984" calcext:value-type="float">
            <text:p>0,1984</text:p>
          </table:table-cell>
          <table:table-cell table:formula="of:=((([.D30] /1000) * 100))" office:value-type="float" office:value="0.01984" calcext:value-type="float">
            <text:p>0,01984</text:p>
          </table:table-cell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26:.B29])" office:value-type="float" office:value="6.86" calcext:value-type="float">
            <text:p>6,86</text:p>
          </table:table-cell>
          <table:table-cell table:style-name="ce13" table:formula="of:=AVERAGE([.C26:.C29])" office:value-type="float" office:value="6.995" calcext:value-type="float">
            <text:p>6,995</text:p>
          </table:table-cell>
          <table:table-cell table:style-name="ce13" table:formula="of:=AVERAGE([.D26:.D29])" office:value-type="float" office:value="13.8375" calcext:value-type="float">
            <text:p>13,8375</text:p>
          </table:table-cell>
          <table:table-cell table:style-name="ce24" table:formula="of:=AVERAGE([.E26:.E29])" office:value-type="float" office:value="1.38375" calcext:value-type="float">
            <text:p>1,38375</text:p>
          </table:table-cell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26:.B30])" office:value-type="float" office:value="5.50334" calcext:value-type="float">
            <text:p>5,50334</text:p>
          </table:table-cell>
          <table:table-cell table:style-name="ce13" table:formula="of:=AVERAGE([.C26:.C30])" office:value-type="float" office:value="5.62034" calcext:value-type="float">
            <text:p>5,62034</text:p>
          </table:table-cell>
          <table:table-cell table:style-name="ce13" table:formula="of:=AVERAGE([.D26:.D30])" office:value-type="float" office:value="11.10968" calcext:value-type="float">
            <text:p>11,10968</text:p>
          </table:table-cell>
          <table:table-cell table:style-name="ce24" table:formula="of:=AVERAGE([.E26:.E30])" office:value-type="float" office:value="1.110968" calcext:value-type="float">
            <text:p>1,110968</text:p>
          </table:table-cell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26:.B29])" office:value-type="float" office:value="6.25294730507143" calcext:value-type="float">
            <text:p>6,2529473051</text:p>
          </table:table-cell>
          <table:table-cell table:style-name="ce13" table:formula="of:=STDEVPA([.C26:.C29])" office:value-type="float" office:value="2.31349843310948" calcext:value-type="float">
            <text:p>2,3134984331</text:p>
          </table:table-cell>
          <table:table-cell table:style-name="ce13" table:formula="of:=STDEVPA([.D26:.D29])" office:value-type="float" office:value="3.9505719522621" calcext:value-type="float">
            <text:p>3,9505719523</text:p>
          </table:table-cell>
          <table:table-cell table:style-name="ce24" table:formula="of:=STDEVPA([.E26:.E29])" office:value-type="float" office:value="0.39505719522621" calcext:value-type="float">
            <text:p>0,3950571952</text:p>
          </table:table-cell>
        </table:table-row>
        <table:table-row table:style-name="ro1">
          <table:table-cell table:style-name="ce6" office:value-type="string" calcext:value-type="string">
            <text:p>Standardabweichung 5</text:p>
          </table:table-cell>
          <table:table-cell table:style-name="ce14" table:formula="of:=STDEVPA([.B26:.B30])" office:value-type="float" office:value="6.21623563118388" calcext:value-type="float">
            <text:p>6,2162356312</text:p>
          </table:table-cell>
          <table:table-cell table:style-name="ce14" table:formula="of:=STDEVPA([.C26:.C30])" office:value-type="float" office:value="3.44101445251251" calcext:value-type="float">
            <text:p>3,4410144525</text:p>
          </table:table-cell>
          <table:table-cell table:style-name="ce14" table:formula="of:=STDEVPA([.D26:.D30])" office:value-type="float" office:value="6.49997098528909" calcext:value-type="float">
            <text:p>6,4999709853</text:p>
          </table:table-cell>
          <table:table-cell table:style-name="ce25" table:formula="of:=STDEVPA([.E26:.E30])" office:value-type="float" office:value="0.649997098528909" calcext:value-type="float">
            <text:p>0,6499970985</text:p>
          </table:table-cell>
        </table:table-row>
        <table:table-row table:style-name="ro1" table:number-rows-repeated="5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8" table:number-columns-repeated="3"/>
          <table:table-cell table:style-name="ce18"/>
        </table:table-row>
        <table:table-row table:style-name="ro1">
          <table:table-cell office:value-type="string" calcext:value-type="string">
            <text:p>Standard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office:value-type="string" calcext:value-type="string">
            <text:p>Read KB/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.71" calcext:value-type="float">
            <text:p>2,71</text:p>
          </table:table-cell>
          <table:table-cell office:value-type="float" office:value="268.34" calcext:value-type="float">
            <text:p>268,34</text:p>
          </table:table-cell>
          <table:table-cell table:formula="of:=874.04 / 1000" office:value-type="float" office:value="0.87404" calcext:value-type="float">
            <text:p>0,87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2.54" calcext:value-type="float">
            <text:p>2,54</text:p>
          </table:table-cell>
          <table:table-cell office:value-type="float" office:value="122.64" calcext:value-type="float">
            <text:p>122,64</text:p>
          </table:table-cell>
          <table:table-cell office:value-type="float" office:value="1.16" calcext:value-type="float">
            <text:p>1,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2.57" calcext:value-type="float">
            <text:p>2,57</text:p>
          </table:table-cell>
          <table:table-cell office:value-type="float" office:value="234.48" calcext:value-type="float">
            <text:p>234,48</text:p>
          </table:table-cell>
          <table:table-cell table:formula="of:=825.75/1000" office:value-type="float" office:value="0.82575" calcext:value-type="float">
            <text:p>0,8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2.76" calcext:value-type="float">
            <text:p>2,76</text:p>
          </table:table-cell>
          <table:table-cell office:value-type="float" office:value="248.08" calcext:value-type="float">
            <text:p>248,08</text:p>
          </table:table-cell>
          <table:table-cell table:formula="of:=770.47/1000" office:value-type="float" office:value="0.77047" calcext:value-type="float">
            <text:p>0,7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43:.B46])" office:value-type="float" office:value="2.645" calcext:value-type="float">
            <text:p>2,645</text:p>
          </table:table-cell>
          <table:table-cell table:style-name="ce9" table:formula="of:=AVERAGE([.C43:.C46])" office:value-type="float" office:value="218.385" calcext:value-type="float">
            <text:p>218,385</text:p>
          </table:table-cell>
          <table:table-cell table:style-name="ce9" table:formula="of:=AVERAGE([.D43:.D46])" office:value-type="float" office:value="0.907565" calcext:value-type="float">
            <text:p>0,907565</text:p>
          </table:table-cell>
          <table:table-cell table:style-name="ce20" table:formula="of:=AVERAGE([.E43:.E46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43:.B46])" office:value-type="float" office:value="0.0923309265630968" calcext:value-type="float">
            <text:p>0,0923309266</text:p>
          </table:table-cell>
          <table:table-cell table:style-name="ce9" table:formula="of:=STDEVPA([.C43:.C46])" office:value-type="float" office:value="56.5761634878153" calcext:value-type="float">
            <text:p>56,5761634878</text:p>
          </table:table-cell>
          <table:table-cell table:style-name="ce9" table:formula="of:=STDEVPA([.D43:.D46])" office:value-type="float" office:value="0.15027981243334" calcext:value-type="float">
            <text:p>0,1502798124</text:p>
          </table:table-cell>
          <table:table-cell table:style-name="ce20" table:formula="of:=STDEVPA([.E43:.E46])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/>
          <table:table-cell table:style-name="ce10" table:number-columns-repeated="2"/>
          <table:table-cell/>
        </table:table-row>
        <table:table-row table:style-name="ro1">
          <table:table-cell table:style-name="ce5"/>
          <table:table-cell table:style-name="ce11" table:number-columns-repeated="3"/>
          <table:table-cell table:style-name="ce21"/>
        </table:table-row>
        <table:table-row table:style-name="ro1">
          <table:table-cell table:number-columns-repeated="3"/>
          <table:table-cell table:style-name="ce10"/>
          <table:table-cell table:style-name="ce22"/>
        </table:table-row>
        <table:table-row table:style-name="ro1">
          <table:table-cell office:value-type="string" calcext:value-type="string">
            <text:p>Standard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8.49" calcext:value-type="float">
            <text:p>8,49</text:p>
          </table:table-cell>
          <table:table-cell office:value-type="float" office:value="8.46" calcext:value-type="float">
            <text:p>8,46</text:p>
          </table:table-cell>
          <table:table-cell table:formula="of:=([.B54]+[.C54])" office:value-type="float" office:value="16.95" calcext:value-type="float">
            <text:p>16,95</text:p>
          </table:table-cell>
          <table:table-cell table:formula="of:=((([.D54] /1000) * 100))" office:value-type="float" office:value="1.695" calcext:value-type="float">
            <text:p>1,695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8.31" calcext:value-type="float">
            <text:p>8,31</text:p>
          </table:table-cell>
          <table:table-cell office:value-type="float" office:value="9.22" calcext:value-type="float">
            <text:p>9,22</text:p>
          </table:table-cell>
          <table:table-cell table:formula="of:=([.B55]+[.C55])" office:value-type="float" office:value="17.53" calcext:value-type="float">
            <text:p>17,53</text:p>
          </table:table-cell>
          <table:table-cell table:formula="of:=((([.D55] /1000) * 100))" office:value-type="float" office:value="1.753" calcext:value-type="float">
            <text:p>1,753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8.14" calcext:value-type="float">
            <text:p>8,14</text:p>
          </table:table-cell>
          <table:table-cell office:value-type="float" office:value="8.67" calcext:value-type="float">
            <text:p>8,67</text:p>
          </table:table-cell>
          <table:table-cell table:formula="of:=([.B56]+[.C56])" office:value-type="float" office:value="16.81" calcext:value-type="float">
            <text:p>16,81</text:p>
          </table:table-cell>
          <table:table-cell table:formula="of:=((([.D56] /1000) * 100))" office:value-type="float" office:value="1.681" calcext:value-type="float">
            <text:p>1,681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8.73" calcext:value-type="float">
            <text:p>8,73</text:p>
          </table:table-cell>
          <table:table-cell office:value-type="float" office:value="8.32" calcext:value-type="float">
            <text:p>8,32</text:p>
          </table:table-cell>
          <table:table-cell table:formula="of:=([.B57]+[.C57])" office:value-type="float" office:value="17.05" calcext:value-type="float">
            <text:p>17,05</text:p>
          </table:table-cell>
          <table:table-cell table:formula="of:=((([.D57] /1000) * 100))" office:value-type="float" office:value="1.705" calcext:value-type="float">
            <text:p>1,705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formula="of:=(7.66 / 100)" office:value-type="float" office:value="0.0766" calcext:value-type="float">
            <text:p>0,0766</text:p>
          </table:table-cell>
          <table:table-cell table:style-name="ce17" table:formula="of:=(12.05/ 100)" office:value-type="float" office:value="0.1205" calcext:value-type="float">
            <text:p>0,1205</text:p>
          </table:table-cell>
          <table:table-cell table:formula="of:=([.B58]+[.C58])" office:value-type="float" office:value="0.1971" calcext:value-type="float">
            <text:p>0,1971</text:p>
          </table:table-cell>
          <table:table-cell table:formula="of:=((([.D58] /1000) * 100))" office:value-type="float" office:value="0.01971" calcext:value-type="float">
            <text:p>0,01971</text:p>
          </table:table-cell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54:.B57])" office:value-type="float" office:value="8.4175" calcext:value-type="float">
            <text:p>8,4175</text:p>
          </table:table-cell>
          <table:table-cell table:style-name="ce9" table:formula="of:=AVERAGE([.C54:.C57])" office:value-type="float" office:value="8.6675" calcext:value-type="float">
            <text:p>8,6675</text:p>
          </table:table-cell>
          <table:table-cell table:style-name="ce9" table:formula="of:=AVERAGE([.D54:.D57])" office:value-type="float" office:value="17.085" calcext:value-type="float">
            <text:p>17,085</text:p>
          </table:table-cell>
          <table:table-cell table:style-name="ce20" table:formula="of:=AVERAGE([.E54:.E57])" office:value-type="float" office:value="1.7085" calcext:value-type="float">
            <text:p>1,7085</text:p>
          </table:table-cell>
        </table:table-row>
        <table:table-row table:style-name="ro1">
          <table:table-cell table:style-name="ce3" office:value-type="string" calcext:value-type="string">
            <text:p>Durschnitt 5</text:p>
          </table:table-cell>
          <table:table-cell table:style-name="ce9" table:formula="of:=AVERAGE([.B54:.B58])" office:value-type="float" office:value="6.74932" calcext:value-type="float">
            <text:p>6,74932</text:p>
          </table:table-cell>
          <table:table-cell table:style-name="ce9" table:formula="of:=AVERAGE([.C54:.C58])" office:value-type="float" office:value="6.9581" calcext:value-type="float">
            <text:p>6,9581</text:p>
          </table:table-cell>
          <table:table-cell table:style-name="ce9" table:formula="of:=AVERAGE([.D54:.D58])" office:value-type="float" office:value="13.70742" calcext:value-type="float">
            <text:p>13,70742</text:p>
          </table:table-cell>
          <table:table-cell table:style-name="ce20" table:formula="of:=AVERAGE([.E54:.E58])" office:value-type="float" office:value="1.370742" calcext:value-type="float">
            <text:p>1,370742</text:p>
          </table:table-cell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54:.B57])" office:value-type="float" office:value="0.218789282187222" calcext:value-type="float">
            <text:p>0,2187892822</text:p>
          </table:table-cell>
          <table:table-cell table:style-name="ce9" table:formula="of:=STDEVPA([.C54:.C57])" office:value-type="float" office:value="0.342445251098625" calcext:value-type="float">
            <text:p>0,3424452511</text:p>
          </table:table-cell>
          <table:table-cell table:style-name="ce9" table:formula="of:=STDEVPA([.D54:.D57])" office:value-type="float" office:value="0.270693553672783" calcext:value-type="float">
            <text:p>0,2706935537</text:p>
          </table:table-cell>
          <table:table-cell table:style-name="ce20" table:formula="of:=STDEVPA([.E54:.E57])" office:value-type="float" office:value="0.0270693553672783" calcext:value-type="float">
            <text:p>0,0270693554</text:p>
          </table:table-cell>
        </table:table-row>
        <table:table-row table:style-name="ro1">
          <table:table-cell table:style-name="ce3" office:value-type="string" calcext:value-type="string">
            <text:p>Standardabweichung 5</text:p>
          </table:table-cell>
          <table:table-cell table:style-name="ce15" table:formula="of:=STDEVPA([.B54:.B58])" office:value-type="float" office:value="3.34209411142176" calcext:value-type="float">
            <text:p>3,3420941114</text:p>
          </table:table-cell>
          <table:table-cell table:style-name="ce15" table:formula="of:=STDEVPA([.C54:.C58])" office:value-type="float" office:value="3.43249303568121" calcext:value-type="float">
            <text:p>3,4324930357</text:p>
          </table:table-cell>
          <table:table-cell table:style-name="ce15" table:formula="of:=STDEVPA([.D54:.D58])" office:value-type="float" office:value="6.75949751280375" calcext:value-type="float">
            <text:p>6,7594975128</text:p>
          </table:table-cell>
          <table:table-cell table:style-name="ce23" table:formula="of:=STDEVPA([.E54:.E58])" office:value-type="float" office:value="0.675949751280375" calcext:value-type="float">
            <text:p>0,67594975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ndard Test CPU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Io wait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1.83" calcext:value-type="float">
            <text:p>21,83</text:p>
          </table:table-cell>
          <table:table-cell office:value-type="float" office:value="32.71" calcext:value-type="float">
            <text:p>32,71</text:p>
          </table:table-cell>
          <table:table-cell office:value-type="float" office:value="22.49" calcext:value-type="float">
            <text:p>22,49</text:p>
          </table:table-cell>
          <table:table-cell office:value-type="float" office:value="7.02" calcext:value-type="float">
            <text:p>7,02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25.57" calcext:value-type="float">
            <text:p>25,57</text:p>
          </table:table-cell>
          <table:table-cell office:value-type="float" office:value="34.01" calcext:value-type="float">
            <text:p>34,01</text:p>
          </table:table-cell>
          <table:table-cell office:value-type="float" office:value="23.57" calcext:value-type="float">
            <text:p>23,5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24.55" calcext:value-type="float">
            <text:p>24,55</text:p>
          </table:table-cell>
          <table:table-cell office:value-type="float" office:value="32.05" calcext:value-type="float">
            <text:p>32,05</text:p>
          </table:table-cell>
          <table:table-cell office:value-type="float" office:value="22.18" calcext:value-type="float">
            <text:p>22,18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21.48" calcext:value-type="float">
            <text:p>21,48</text:p>
          </table:table-cell>
          <table:table-cell office:value-type="float" office:value="33.66" calcext:value-type="float">
            <text:p>33,66</text:p>
          </table:table-cell>
          <table:table-cell office:value-type="float" office:value="22.72" calcext:value-type="float">
            <text:p>22,72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66:.B69])" office:value-type="float" office:value="23.3575" calcext:value-type="float">
            <text:p>23,3575</text:p>
          </table:table-cell>
          <table:table-cell table:style-name="ce13" table:formula="of:=AVERAGE([.C66:.C69])" office:value-type="float" office:value="33.1075" calcext:value-type="float">
            <text:p>33,1075</text:p>
          </table:table-cell>
          <table:table-cell table:style-name="ce13" table:formula="of:=AVERAGE([.D66:.D69])" office:value-type="float" office:value="22.74" calcext:value-type="float">
            <text:p>22,74</text:p>
          </table:table-cell>
          <table:table-cell table:style-name="ce24" table:formula="of:=AVERAGE([.E66:.E69])" office:value-type="float" office:value="5.03" calcext:value-type="float">
            <text:p>5,03</text:p>
          </table:table-cell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66:.B70])" office:value-type="float" office:value="23.3575" calcext:value-type="float">
            <text:p>23,3575</text:p>
          </table:table-cell>
          <table:table-cell table:style-name="ce13" table:formula="of:=AVERAGE([.C66:.C70])" office:value-type="float" office:value="33.1075" calcext:value-type="float">
            <text:p>33,1075</text:p>
          </table:table-cell>
          <table:table-cell table:style-name="ce13" table:formula="of:=AVERAGE([.D66:.D70])" office:value-type="float" office:value="22.74" calcext:value-type="float">
            <text:p>22,74</text:p>
          </table:table-cell>
          <table:table-cell table:style-name="ce24" table:formula="of:=AVERAGE([.E66:.E70])" office:value-type="float" office:value="5.03" calcext:value-type="float">
            <text:p>5,03</text:p>
          </table:table-cell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66:.B69])" office:value-type="float" office:value="1.74466866481862" calcext:value-type="float">
            <text:p>1,7446686648</text:p>
          </table:table-cell>
          <table:table-cell table:style-name="ce13" table:formula="of:=STDEVPA([.C66:.C69])" office:value-type="float" office:value="0.773963015912259" calcext:value-type="float">
            <text:p>0,7739630159</text:p>
          </table:table-cell>
          <table:table-cell table:style-name="ce13" table:formula="of:=STDEVPA([.D66:.D69])" office:value-type="float" office:value="0.516091077233467" calcext:value-type="float">
            <text:p>0,5160910772</text:p>
          </table:table-cell>
          <table:table-cell table:style-name="ce24" table:formula="of:=STDEVPA([.E66:.E69])" office:value-type="float" office:value="2.26266435867099" calcext:value-type="float">
            <text:p>2,2626643587</text:p>
          </table:table-cell>
        </table:table-row>
        <table:table-row table:style-name="ro1">
          <table:table-cell table:style-name="ce6" office:value-type="string" calcext:value-type="string">
            <text:p>Standardabweichung 5</text:p>
          </table:table-cell>
          <table:table-cell table:style-name="ce14" table:formula="of:=STDEVPA([.B66:.B70])" office:value-type="float" office:value="1.74466866481862" calcext:value-type="float">
            <text:p>1,7446686648</text:p>
          </table:table-cell>
          <table:table-cell table:style-name="ce14" table:formula="of:=STDEVPA([.C66:.C70])" office:value-type="float" office:value="0.773963015912259" calcext:value-type="float">
            <text:p>0,7739630159</text:p>
          </table:table-cell>
          <table:table-cell table:style-name="ce14" table:formula="of:=STDEVPA([.D66:.D70])" office:value-type="float" office:value="0.516091077233467" calcext:value-type="float">
            <text:p>0,5160910772</text:p>
          </table:table-cell>
          <table:table-cell table:style-name="ce25" table:formula="of:=STDEVPA([.E66:.E70])" office:value-type="float" office:value="2.26266435867099" calcext:value-type="float">
            <text:p>2,2626643587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8" table:number-columns-repeated="3"/>
          <table:table-cell table:style-name="ce18"/>
        </table:table-row>
        <table:table-row table:style-name="ro1">
          <table:table-cell office:value-type="string" calcext:value-type="string">
            <text:p>Doppelte IP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9.13" calcext:value-type="float">
            <text:p>9,13</text:p>
          </table:table-cell>
          <table:table-cell office:value-type="float" office:value="727.87" calcext:value-type="float">
            <text:p>727,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1.13" calcext:value-type="float">
            <text:p>1,13</text:p>
          </table:table-cell>
          <table:table-cell office:value-type="float" office:value="41.38" calcext:value-type="float">
            <text:p>41,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.13" calcext:value-type="float">
            <text:p>1,13</text:p>
          </table:table-cell>
          <table:table-cell office:value-type="float" office:value="134.67" calcext:value-type="float">
            <text:p>134,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79:.B82])" office:value-type="float" office:value="3.79666666666667" calcext:value-type="float">
            <text:p>3,7966666667</text:p>
          </table:table-cell>
          <table:table-cell table:style-name="ce13" table:formula="of:=AVERAGE([.C79:.C82])" office:value-type="float" office:value="301.306666666667" calcext:value-type="float">
            <text:p>301,3066666667</text:p>
          </table:table-cell>
          <table:table-cell table:style-name="ce13" table:formula="of:=AVERAGE([.D79:.D82])" office:value-type="float" office:value="0" calcext:value-type="float">
            <text:p>0</text:p>
          </table:table-cell>
          <table:table-cell table:style-name="ce24" table:formula="of:=AVERAGE([.E79:.E8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79:.B82])" office:value-type="float" office:value="3.77123616632825" calcext:value-type="float">
            <text:p>3,7712361663</text:p>
          </table:table-cell>
          <table:table-cell table:style-name="ce13" table:formula="of:=STDEVPA([.C79:.C82])" office:value-type="float" office:value="304.020793185086" calcext:value-type="float">
            <text:p>304,0207931851</text:p>
          </table:table-cell>
          <table:table-cell table:style-name="ce13" table:formula="of:=STDEVPA([.D79:.D82])" office:value-type="float" office:value="0" calcext:value-type="float">
            <text:p>0</text:p>
          </table:table-cell>
          <table:table-cell table:style-name="ce24" table:formula="of:=STDEVPA([.E79:.E82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Doppelte IP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0.15" calcext:value-type="float">
            <text:p>20,15</text:p>
          </table:table-cell>
          <table:table-cell office:value-type="float" office:value="10.32" calcext:value-type="float">
            <text:p>10,32</text:p>
          </table:table-cell>
          <table:table-cell table:formula="of:=([.B90]+[.C90])" office:value-type="float" office:value="30.47" calcext:value-type="float">
            <text:p>30,47</text:p>
          </table:table-cell>
          <table:table-cell table:formula="of:=((([.D90] /1000) * 100))" office:value-type="float" office:value="3.047" calcext:value-type="float">
            <text:p>3,047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7.77" calcext:value-type="float">
            <text:p>7,77</text:p>
          </table:table-cell>
          <table:table-cell office:value-type="float" office:value="10.32" calcext:value-type="float">
            <text:p>10,32</text:p>
          </table:table-cell>
          <table:table-cell table:formula="of:=([.B91]+[.C91])" office:value-type="float" office:value="18.09" calcext:value-type="float">
            <text:p>18,09</text:p>
          </table:table-cell>
          <table:table-cell table:formula="of:=((([.D91] /1000) * 100))" office:value-type="float" office:value="1.809" calcext:value-type="float">
            <text:p>1,8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6.72" calcext:value-type="float">
            <text:p>6,72</text:p>
          </table:table-cell>
          <table:table-cell office:value-type="float" office:value="6.19" calcext:value-type="float">
            <text:p>6,19</text:p>
          </table:table-cell>
          <table:table-cell table:formula="of:=([.B93]+[.C93])" office:value-type="float" office:value="12.91" calcext:value-type="float">
            <text:p>12,91</text:p>
          </table:table-cell>
          <table:table-cell table:formula="of:=((([.D93] /1000) * 100))" office:value-type="float" office:value="1.291" calcext:value-type="float">
            <text:p>1,291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formula="of:=(7.85 / 100)" office:value-type="float" office:value="0.0785" calcext:value-type="float">
            <text:p>0,0785</text:p>
          </table:table-cell>
          <table:table-cell table:formula="of:=(9.24 / 100)" office:value-type="float" office:value="0.0924" calcext:value-type="float">
            <text:p>0,0924</text:p>
          </table:table-cell>
          <table:table-cell table:formula="of:=([.B94]+[.C94])" office:value-type="float" office:value="0.1709" calcext:value-type="float">
            <text:p>0,1709</text:p>
          </table:table-cell>
          <table:table-cell table:formula="of:=((([.D94] /1000) * 100))" office:value-type="float" office:value="0.01709" calcext:value-type="float">
            <text:p>0,01709</text:p>
          </table:table-cell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90:.B93])" office:value-type="float" office:value="11.5466666666667" calcext:value-type="float">
            <text:p>11,5466666667</text:p>
          </table:table-cell>
          <table:table-cell table:style-name="ce13" table:formula="of:=AVERAGE([.C90:.C93])" office:value-type="float" office:value="8.94333333333333" calcext:value-type="float">
            <text:p>8,9433333333</text:p>
          </table:table-cell>
          <table:table-cell table:style-name="ce13" table:formula="of:=AVERAGE([.D90:.D93])" office:value-type="float" office:value="20.49" calcext:value-type="float">
            <text:p>20,49</text:p>
          </table:table-cell>
          <table:table-cell table:style-name="ce24" table:formula="of:=AVERAGE([.E90:.E93])" office:value-type="float" office:value="2.049" calcext:value-type="float">
            <text:p>2,049</text:p>
          </table:table-cell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90:.B94])" office:value-type="float" office:value="8.679625" calcext:value-type="float">
            <text:p>8,679625</text:p>
          </table:table-cell>
          <table:table-cell table:style-name="ce13" table:formula="of:=AVERAGE([.C90:.C94])" office:value-type="float" office:value="6.7306" calcext:value-type="float">
            <text:p>6,7306</text:p>
          </table:table-cell>
          <table:table-cell table:style-name="ce13" table:formula="of:=AVERAGE([.D90:.D94])" office:value-type="float" office:value="15.410225" calcext:value-type="float">
            <text:p>15,410225</text:p>
          </table:table-cell>
          <table:table-cell table:style-name="ce24" table:formula="of:=AVERAGE([.E90:.E94])" office:value-type="float" office:value="1.5410225" calcext:value-type="float">
            <text:p>1,5410225</text:p>
          </table:table-cell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90:.B93])" office:value-type="float" office:value="6.09855902834614" calcext:value-type="float">
            <text:p>6,0985590283</text:p>
          </table:table-cell>
          <table:table-cell table:style-name="ce13" table:formula="of:=STDEVPA([.C90:.C93])" office:value-type="float" office:value="1.94690067086696" calcext:value-type="float">
            <text:p>1,9469006709</text:p>
          </table:table-cell>
          <table:table-cell table:style-name="ce13" table:formula="of:=STDEVPA([.D90:.D93])" office:value-type="float" office:value="7.36697133608287" calcext:value-type="float">
            <text:p>7,3669713361</text:p>
          </table:table-cell>
          <table:table-cell table:style-name="ce24" table:formula="of:=STDEVPA([.E90:.E93])" office:value-type="float" office:value="0.736697133608287" calcext:value-type="float">
            <text:p>0,7366971336</text:p>
          </table:table-cell>
        </table:table-row>
        <table:table-row table:style-name="ro1">
          <table:table-cell office:value-type="string" calcext:value-type="string">
            <text:p>Standardabweichung 5</text:p>
          </table:table-cell>
          <table:table-cell table:style-name="ce13" table:formula="of:=STDEVPA([.B90:.B94])" office:value-type="float" office:value="7.24942069560561" calcext:value-type="float">
            <text:p>7,2494206956</text:p>
          </table:table-cell>
          <table:table-cell table:style-name="ce13" table:formula="of:=STDEVPA([.C90:.C94])" office:value-type="float" office:value="4.18704944800035" calcext:value-type="float">
            <text:p>4,187049448</text:p>
          </table:table-cell>
          <table:table-cell table:style-name="ce13" table:formula="of:=STDEVPA([.D90:.D94])" office:value-type="float" office:value="10.8681434546971" calcext:value-type="float">
            <text:p>10,8681434547</text:p>
          </table:table-cell>
          <table:table-cell table:style-name="ce24" table:formula="of:=STDEVPA([.E90:.E94])" office:value-type="float" office:value="1.08681434546971" calcext:value-type="float">
            <text:p>1,086814345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ndard Test CPU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Io wait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102]+[.C102])" office:value-type="float" office:value="20.68" calcext:value-type="float">
            <text:p>20,68</text:p>
          </table:table-cell>
          <table:table-cell table:formula="of:=((([.D102] /1000) * 100))" office:value-type="float" office:value="2.068" calcext:value-type="float">
            <text:p>2,068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103]+[.C103])" office:value-type="float" office:value="11.54" calcext:value-type="float">
            <text:p>11,54</text:p>
          </table:table-cell>
          <table:table-cell table:formula="of:=((([.D103] /1000) * 100))"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103]+[.C103])" office:value-type="float" office:value="11.54" calcext:value-type="float">
            <text:p>11,54</text:p>
          </table:table-cell>
          <table:table-cell table:formula="of:=((([.D103] /1000) * 100))"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105]+[.C105])" office:value-type="float" office:value="11.59" calcext:value-type="float">
            <text:p>11,59</text:p>
          </table:table-cell>
          <table:table-cell table:formula="of:=((([.D105] /1000) * 100))" office:value-type="float" office:value="1.159" calcext:value-type="float">
            <text:p>1,159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formula="of:=(12.17 / 100)" office:value-type="float" office:value="0.1217" calcext:value-type="float">
            <text:p>0,1217</text:p>
          </table:table-cell>
          <table:table-cell table:formula="of:=([.B106]+[.C106])" office:value-type="float" office:value="0.1984" calcext:value-type="float">
            <text:p>0,1984</text:p>
          </table:table-cell>
          <table:table-cell table:formula="of:=((([.D106] /1000) * 100))" office:value-type="float" office:value="0.01984" calcext:value-type="float">
            <text:p>0,01984</text:p>
          </table:table-cell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102:.B105])" office:value-type="float" office:value="6.86" calcext:value-type="float">
            <text:p>6,86</text:p>
          </table:table-cell>
          <table:table-cell table:style-name="ce13" table:formula="of:=AVERAGE([.C102:.C105])" office:value-type="float" office:value="6.995" calcext:value-type="float">
            <text:p>6,995</text:p>
          </table:table-cell>
          <table:table-cell table:style-name="ce13" table:formula="of:=AVERAGE([.D102:.D105])" office:value-type="float" office:value="13.8375" calcext:value-type="float">
            <text:p>13,8375</text:p>
          </table:table-cell>
          <table:table-cell table:style-name="ce24" table:formula="of:=AVERAGE([.E102:.E105])" office:value-type="float" office:value="1.38375" calcext:value-type="float">
            <text:p>1,38375</text:p>
          </table:table-cell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102:.B106])" office:value-type="float" office:value="5.50334" calcext:value-type="float">
            <text:p>5,50334</text:p>
          </table:table-cell>
          <table:table-cell table:style-name="ce13" table:formula="of:=AVERAGE([.C102:.C106])" office:value-type="float" office:value="5.62034" calcext:value-type="float">
            <text:p>5,62034</text:p>
          </table:table-cell>
          <table:table-cell table:style-name="ce13" table:formula="of:=AVERAGE([.D102:.D106])" office:value-type="float" office:value="11.10968" calcext:value-type="float">
            <text:p>11,10968</text:p>
          </table:table-cell>
          <table:table-cell table:style-name="ce24" table:formula="of:=AVERAGE([.E102:.E106])" office:value-type="float" office:value="1.110968" calcext:value-type="float">
            <text:p>1,110968</text:p>
          </table:table-cell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102:.B105])" office:value-type="float" office:value="6.25294730507143" calcext:value-type="float">
            <text:p>6,2529473051</text:p>
          </table:table-cell>
          <table:table-cell table:style-name="ce13" table:formula="of:=STDEVPA([.C102:.C105])" office:value-type="float" office:value="2.31349843310948" calcext:value-type="float">
            <text:p>2,3134984331</text:p>
          </table:table-cell>
          <table:table-cell table:style-name="ce13" table:formula="of:=STDEVPA([.D102:.D105])" office:value-type="float" office:value="3.9505719522621" calcext:value-type="float">
            <text:p>3,9505719523</text:p>
          </table:table-cell>
          <table:table-cell table:style-name="ce24" table:formula="of:=STDEVPA([.E102:.E105])" office:value-type="float" office:value="0.39505719522621" calcext:value-type="float">
            <text:p>0,3950571952</text:p>
          </table:table-cell>
        </table:table-row>
        <table:table-row table:style-name="ro1">
          <table:table-cell table:style-name="ce6" office:value-type="string" calcext:value-type="string">
            <text:p>Standardabweichung 5</text:p>
          </table:table-cell>
          <table:table-cell table:style-name="ce14" table:formula="of:=STDEVPA([.B102:.B106])" office:value-type="float" office:value="6.21623563118388" calcext:value-type="float">
            <text:p>6,2162356312</text:p>
          </table:table-cell>
          <table:table-cell table:style-name="ce14" table:formula="of:=STDEVPA([.C102:.C106])" office:value-type="float" office:value="3.44101445251251" calcext:value-type="float">
            <text:p>3,4410144525</text:p>
          </table:table-cell>
          <table:table-cell table:style-name="ce14" table:formula="of:=STDEVPA([.D102:.D106])" office:value-type="float" office:value="6.49997098528909" calcext:value-type="float">
            <text:p>6,4999709853</text:p>
          </table:table-cell>
          <table:table-cell table:style-name="ce25" table:formula="of:=STDEVPA([.E102:.E106])" office:value-type="float" office:value="0.649997098528909" calcext:value-type="float">
            <text:p>0,6499970985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/>
          <table:table-cell table:style-name="ce8" table:number-columns-repeated="3"/>
          <table:table-cell table:style-name="ce18"/>
        </table:table-row>
        <table:table-row table:style-name="ro1">
          <table:table-cell office:value-type="string" calcext:value-type="string">
            <text:p>Loop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9.13" calcext:value-type="float">
            <text:p>9,13</text:p>
          </table:table-cell>
          <table:table-cell office:value-type="float" office:value="727.87" calcext:value-type="float">
            <text:p>727,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1.13" calcext:value-type="float">
            <text:p>1,13</text:p>
          </table:table-cell>
          <table:table-cell office:value-type="float" office:value="41.38" calcext:value-type="float">
            <text:p>41,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1.13" calcext:value-type="float">
            <text:p>1,13</text:p>
          </table:table-cell>
          <table:table-cell office:value-type="float" office:value="134.67" calcext:value-type="float">
            <text:p>134,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116:.B119])" office:value-type="float" office:value="3.79666666666667" calcext:value-type="float">
            <text:p>3,7966666667</text:p>
          </table:table-cell>
          <table:table-cell table:style-name="ce13" table:formula="of:=AVERAGE([.C116:.C119])" office:value-type="float" office:value="301.306666666667" calcext:value-type="float">
            <text:p>301,3066666667</text:p>
          </table:table-cell>
          <table:table-cell table:style-name="ce13" table:formula="of:=AVERAGE([.D116:.D119])" office:value-type="float" office:value="0" calcext:value-type="float">
            <text:p>0</text:p>
          </table:table-cell>
          <table:table-cell table:style-name="ce24" table:formula="of:=AVERAGE([.E116:.E1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116:.B119])" office:value-type="float" office:value="3.77123616632825" calcext:value-type="float">
            <text:p>3,7712361663</text:p>
          </table:table-cell>
          <table:table-cell table:style-name="ce13" table:formula="of:=STDEVPA([.C116:.C119])" office:value-type="float" office:value="304.020793185086" calcext:value-type="float">
            <text:p>304,0207931851</text:p>
          </table:table-cell>
          <table:table-cell table:style-name="ce13" table:formula="of:=STDEVPA([.D116:.D119])" office:value-type="float" office:value="0" calcext:value-type="float">
            <text:p>0</text:p>
          </table:table-cell>
          <table:table-cell table:style-name="ce24" table:formula="of:=STDEVPA([.E116:.E119])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Loop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0.15" calcext:value-type="float">
            <text:p>20,15</text:p>
          </table:table-cell>
          <table:table-cell office:value-type="float" office:value="10.32" calcext:value-type="float">
            <text:p>10,32</text:p>
          </table:table-cell>
          <table:table-cell table:formula="of:=([.B127]+[.C127])" office:value-type="float" office:value="30.47" calcext:value-type="float">
            <text:p>30,47</text:p>
          </table:table-cell>
          <table:table-cell table:formula="of:=((([.D127] /1000) * 100))" office:value-type="float" office:value="3.047" calcext:value-type="float">
            <text:p>3,047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7.77" calcext:value-type="float">
            <text:p>7,77</text:p>
          </table:table-cell>
          <table:table-cell office:value-type="float" office:value="10.32" calcext:value-type="float">
            <text:p>10,32</text:p>
          </table:table-cell>
          <table:table-cell table:formula="of:=([.B128]+[.C128])" office:value-type="float" office:value="18.09" calcext:value-type="float">
            <text:p>18,09</text:p>
          </table:table-cell>
          <table:table-cell table:formula="of:=((([.D128] /1000) * 100))" office:value-type="float" office:value="1.809" calcext:value-type="float">
            <text:p>1,80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6.72" calcext:value-type="float">
            <text:p>6,72</text:p>
          </table:table-cell>
          <table:table-cell office:value-type="float" office:value="6.19" calcext:value-type="float">
            <text:p>6,19</text:p>
          </table:table-cell>
          <table:table-cell table:formula="of:=([.B130]+[.C130])" office:value-type="float" office:value="12.91" calcext:value-type="float">
            <text:p>12,91</text:p>
          </table:table-cell>
          <table:table-cell table:formula="of:=((([.D130] /1000) * 100))" office:value-type="float" office:value="1.291" calcext:value-type="float">
            <text:p>1,291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formula="of:=(7.85 / 100)" office:value-type="float" office:value="0.0785" calcext:value-type="float">
            <text:p>0,0785</text:p>
          </table:table-cell>
          <table:table-cell table:formula="of:=(9.24 / 100)" office:value-type="float" office:value="0.0924" calcext:value-type="float">
            <text:p>0,0924</text:p>
          </table:table-cell>
          <table:table-cell table:formula="of:=([.B131]+[.C131])" office:value-type="float" office:value="0.1709" calcext:value-type="float">
            <text:p>0,1709</text:p>
          </table:table-cell>
          <table:table-cell table:formula="of:=((([.D131] /1000) * 100))" office:value-type="float" office:value="0.01709" calcext:value-type="float">
            <text:p>0,01709</text:p>
          </table:table-cell>
        </table:table-row>
        <table:table-row table:style-name="ro1">
          <table:table-cell office:value-type="string" calcext:value-type="string">
            <text:p>Durschnitt 4</text:p>
          </table:table-cell>
          <table:table-cell table:formula="of:=AVERAGE([.B127:.B130])" office:value-type="float" office:value="11.5466666666667" calcext:value-type="float">
            <text:p>11,5466666667</text:p>
          </table:table-cell>
          <table:table-cell table:formula="of:=AVERAGE([.C127:.C130])" office:value-type="float" office:value="8.94333333333333" calcext:value-type="float">
            <text:p>8,9433333333</text:p>
          </table:table-cell>
          <table:table-cell table:formula="of:=AVERAGE([.D127:.D130])" office:value-type="float" office:value="20.49" calcext:value-type="float">
            <text:p>20,49</text:p>
          </table:table-cell>
          <table:table-cell table:formula="of:=AVERAGE([.E127:.E130])" office:value-type="float" office:value="2.049" calcext:value-type="float">
            <text:p>2,049</text:p>
          </table:table-cell>
        </table:table-row>
        <table:table-row table:style-name="ro1">
          <table:table-cell office:value-type="string" calcext:value-type="string">
            <text:p>Durschnitt 5</text:p>
          </table:table-cell>
          <table:table-cell table:formula="of:=AVERAGE([.B127:.B131])" office:value-type="float" office:value="8.679625" calcext:value-type="float">
            <text:p>8,679625</text:p>
          </table:table-cell>
          <table:table-cell table:formula="of:=AVERAGE([.C127:.C131])" office:value-type="float" office:value="6.7306" calcext:value-type="float">
            <text:p>6,7306</text:p>
          </table:table-cell>
          <table:table-cell table:formula="of:=AVERAGE([.D127:.D131])" office:value-type="float" office:value="15.410225" calcext:value-type="float">
            <text:p>15,410225</text:p>
          </table:table-cell>
          <table:table-cell table:formula="of:=AVERAGE([.E127:.E131])" office:value-type="float" office:value="1.5410225" calcext:value-type="float">
            <text:p>1,5410225</text:p>
          </table:table-cell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127:.B130])" office:value-type="float" office:value="6.09855902834614" calcext:value-type="float">
            <text:p>6,0985590283</text:p>
          </table:table-cell>
          <table:table-cell table:style-name="ce13" table:formula="of:=STDEVPA([.C127:.C130])" office:value-type="float" office:value="1.94690067086696" calcext:value-type="float">
            <text:p>1,9469006709</text:p>
          </table:table-cell>
          <table:table-cell table:style-name="ce13" table:formula="of:=STDEVPA([.D127:.D130])" office:value-type="float" office:value="7.36697133608287" calcext:value-type="float">
            <text:p>7,3669713361</text:p>
          </table:table-cell>
          <table:table-cell table:style-name="ce24" table:formula="of:=STDEVPA([.E127:.E130])" office:value-type="float" office:value="0.736697133608287" calcext:value-type="float">
            <text:p>0,7366971336</text:p>
          </table:table-cell>
        </table:table-row>
        <table:table-row table:style-name="ro1">
          <table:table-cell office:value-type="string" calcext:value-type="string">
            <text:p>Standardabweichung 5</text:p>
          </table:table-cell>
          <table:table-cell table:style-name="ce13" table:formula="of:=STDEVPA([.B127:.B131])" office:value-type="float" office:value="7.24942069560561" calcext:value-type="float">
            <text:p>7,2494206956</text:p>
          </table:table-cell>
          <table:table-cell table:style-name="ce13" table:formula="of:=STDEVPA([.C127:.C131])" office:value-type="float" office:value="4.18704944800035" calcext:value-type="float">
            <text:p>4,187049448</text:p>
          </table:table-cell>
          <table:table-cell table:style-name="ce13" table:formula="of:=STDEVPA([.D127:.D131])" office:value-type="float" office:value="10.8681434546971" calcext:value-type="float">
            <text:p>10,8681434547</text:p>
          </table:table-cell>
          <table:table-cell table:style-name="ce24" table:formula="of:=STDEVPA([.E127:.E131])" office:value-type="float" office:value="1.08681434546971" calcext:value-type="float">
            <text:p>1,0868143455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Standard Test CPU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Io wait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140]+[.C140])" office:value-type="float" office:value="20.68" calcext:value-type="float">
            <text:p>20,68</text:p>
          </table:table-cell>
          <table:table-cell table:formula="of:=((([.D140] /1000) * 100))" office:value-type="float" office:value="2.068" calcext:value-type="float">
            <text:p>2,068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141]+[.C141])" office:value-type="float" office:value="11.54" calcext:value-type="float">
            <text:p>11,54</text:p>
          </table:table-cell>
          <table:table-cell table:formula="of:=((([.D141] /1000) * 100))"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141]+[.C141])" office:value-type="float" office:value="11.54" calcext:value-type="float">
            <text:p>11,54</text:p>
          </table:table-cell>
          <table:table-cell table:formula="of:=((([.D141] /1000) * 100))"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143]+[.C143])" office:value-type="float" office:value="11.59" calcext:value-type="float">
            <text:p>11,59</text:p>
          </table:table-cell>
          <table:table-cell table:formula="of:=((([.D143] /1000) * 100))" office:value-type="float" office:value="1.159" calcext:value-type="float">
            <text:p>1,159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formula="of:=(12.17 / 100)" office:value-type="float" office:value="0.1217" calcext:value-type="float">
            <text:p>0,1217</text:p>
          </table:table-cell>
          <table:table-cell table:formula="of:=([.B144]+[.C144])" office:value-type="float" office:value="0.1984" calcext:value-type="float">
            <text:p>0,1984</text:p>
          </table:table-cell>
          <table:table-cell table:formula="of:=((([.D144] /1000) * 100))" office:value-type="float" office:value="0.01984" calcext:value-type="float">
            <text:p>0,01984</text:p>
          </table:table-cell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140:.B143])" office:value-type="float" office:value="6.86" calcext:value-type="float">
            <text:p>6,86</text:p>
          </table:table-cell>
          <table:table-cell table:style-name="ce13" table:formula="of:=AVERAGE([.C140:.C143])" office:value-type="float" office:value="6.995" calcext:value-type="float">
            <text:p>6,995</text:p>
          </table:table-cell>
          <table:table-cell table:style-name="ce13" table:formula="of:=AVERAGE([.D140:.D143])" office:value-type="float" office:value="13.8375" calcext:value-type="float">
            <text:p>13,8375</text:p>
          </table:table-cell>
          <table:table-cell table:style-name="ce24" table:formula="of:=AVERAGE([.E140:.E143])" office:value-type="float" office:value="1.38375" calcext:value-type="float">
            <text:p>1,38375</text:p>
          </table:table-cell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140:.B144])" office:value-type="float" office:value="5.50334" calcext:value-type="float">
            <text:p>5,50334</text:p>
          </table:table-cell>
          <table:table-cell table:style-name="ce13" table:formula="of:=AVERAGE([.C140:.C144])" office:value-type="float" office:value="5.62034" calcext:value-type="float">
            <text:p>5,62034</text:p>
          </table:table-cell>
          <table:table-cell table:style-name="ce13" table:formula="of:=AVERAGE([.D140:.D144])" office:value-type="float" office:value="11.10968" calcext:value-type="float">
            <text:p>11,10968</text:p>
          </table:table-cell>
          <table:table-cell table:style-name="ce24" table:formula="of:=AVERAGE([.E140:.E144])" office:value-type="float" office:value="1.110968" calcext:value-type="float">
            <text:p>1,110968</text:p>
          </table:table-cell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140:.B143])" office:value-type="float" office:value="6.25294730507143" calcext:value-type="float">
            <text:p>6,2529473051</text:p>
          </table:table-cell>
          <table:table-cell table:style-name="ce13" table:formula="of:=STDEVPA([.C140:.C143])" office:value-type="float" office:value="2.31349843310948" calcext:value-type="float">
            <text:p>2,3134984331</text:p>
          </table:table-cell>
          <table:table-cell table:style-name="ce13" table:formula="of:=STDEVPA([.D140:.D143])" office:value-type="float" office:value="3.9505719522621" calcext:value-type="float">
            <text:p>3,9505719523</text:p>
          </table:table-cell>
          <table:table-cell table:style-name="ce24" table:formula="of:=STDEVPA([.E140:.E143])" office:value-type="float" office:value="0.39505719522621" calcext:value-type="float">
            <text:p>0,3950571952</text:p>
          </table:table-cell>
        </table:table-row>
        <table:table-row table:style-name="ro1">
          <table:table-cell table:style-name="ce6" office:value-type="string" calcext:value-type="string">
            <text:p>Standardabweichung 5</text:p>
          </table:table-cell>
          <table:table-cell table:style-name="ce14" table:formula="of:=STDEVPA([.B140:.B144])" office:value-type="float" office:value="6.21623563118388" calcext:value-type="float">
            <text:p>6,2162356312</text:p>
          </table:table-cell>
          <table:table-cell table:style-name="ce14" table:formula="of:=STDEVPA([.C140:.C144])" office:value-type="float" office:value="3.44101445251251" calcext:value-type="float">
            <text:p>3,4410144525</text:p>
          </table:table-cell>
          <table:table-cell table:style-name="ce14" table:formula="of:=STDEVPA([.D140:.D144])" office:value-type="float" office:value="6.49997098528909" calcext:value-type="float">
            <text:p>6,4999709853</text:p>
          </table:table-cell>
          <table:table-cell table:style-name="ce25" table:formula="of:=STDEVPA([.E140:.E144])" office:value-type="float" office:value="0.649997098528909" calcext:value-type="float">
            <text:p>0,6499970985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 table:style-name="ce1" office:value-type="string" calcext:value-type="string">
            <text:p>Stomp Test IOSTAT</text:p>
          </table:table-cell>
          <table:table-cell table:style-name="ce8" office:value-type="string" calcext:value-type="string">
            <text:p>Write KB/s</text:p>
          </table:table-cell>
          <table:table-cell table:style-name="ce8" office:value-type="string" calcext:value-type="string">
            <text:p>Input Output Ops /s</text:p>
          </table:table-cell>
          <table:table-cell table:style-name="ce8"/>
          <table:table-cell table:style-name="ce18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.36" calcext:value-type="float">
            <text:p>1,36</text:p>
          </table:table-cell>
          <table:table-cell office:value-type="float" office:value="164.8" calcext:value-type="float">
            <text:p>164,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table:formula="of:=(673.9/1000)" office:value-type="float" office:value="0.6739" calcext:value-type="float">
            <text:p>0,6739</text:p>
          </table:table-cell>
          <table:table-cell office:value-type="float" office:value="42.54" calcext:value-type="float">
            <text:p>42,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table:formula="of:=(647.67 / 1000)" office:value-type="float" office:value="0.64767" calcext:value-type="float">
            <text:p>0,64767</text:p>
          </table:table-cell>
          <table:table-cell office:value-type="float" office:value="101.09" calcext:value-type="float">
            <text:p>101,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n</text:p>
          </table:table-cell>
          <table:table-cell table:formula="of:=(693.76/1000)" office:value-type="float" office:value="0.69376" calcext:value-type="float">
            <text:p>0,69376</text:p>
          </table:table-cell>
          <table:table-cell office:value-type="float" office:value="107.9" calcext:value-type="float">
            <text:p>107,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153:.B156])" office:value-type="float" office:value="0.8438325" calcext:value-type="float">
            <text:p>0,8438325</text:p>
          </table:table-cell>
          <table:table-cell table:style-name="ce9" table:formula="of:=AVERAGE([.C153:.C156])" office:value-type="float" office:value="104.0825" calcext:value-type="float">
            <text:p>104,0825</text:p>
          </table:table-cell>
          <table:table-cell table:style-name="ce9" table:formula="of:=AVERAGE([.D153:.D156])" office:value-type="float" office:value="0" calcext:value-type="float">
            <text:p>0</text:p>
          </table:table-cell>
          <table:table-cell table:style-name="ce20" table:formula="of:=AVERAGE([.E153:.E156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153:.B156])" office:value-type="float" office:value="0.298457461070669" calcext:value-type="float">
            <text:p>0,2984574611</text:p>
          </table:table-cell>
          <table:table-cell table:style-name="ce9" table:formula="of:=STDEVPA([.C153:.C156])" office:value-type="float" office:value="43.2944063217178" calcext:value-type="float">
            <text:p>43,2944063217</text:p>
          </table:table-cell>
          <table:table-cell table:style-name="ce9" table:formula="of:=STDEVPA([.D153:.D156])" office:value-type="float" office:value="0" calcext:value-type="float">
            <text:p>0</text:p>
          </table:table-cell>
          <table:table-cell table:style-name="ce20" table:formula="of:=STDEVPA([.E153:.E156])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 table:style-name="ce10" table:number-columns-repeated="3"/>
          <table:table-cell/>
        </table:table-row>
        <table:table-row table:style-name="ro1">
          <table:table-cell table:style-name="ce5"/>
          <table:table-cell table:style-name="ce11" table:number-columns-repeated="3"/>
          <table:table-cell table:style-name="ce21"/>
        </table:table-row>
        <table:table-row table:style-name="ro1">
          <table:table-cell table:number-columns-repeated="3"/>
          <table:table-cell table:style-name="ce10"/>
          <table:table-cell table:style-name="ce22"/>
        </table:table-row>
        <table:table-row table:style-name="ro1">
          <table:table-cell office:value-type="string" calcext:value-type="string">
            <text:p>Stomp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164]+[.C164])" office:value-type="float" office:value="20.68" calcext:value-type="float">
            <text:p>20,68</text:p>
          </table:table-cell>
          <table:table-cell table:formula="of:=((([.D164] /1000) * 100))" office:value-type="float" office:value="2.068" calcext:value-type="float">
            <text:p>2,068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165]+[.C165])" office:value-type="float" office:value="11.54" calcext:value-type="float">
            <text:p>11,54</text:p>
          </table:table-cell>
          <table:table-cell table:formula="of:=((([.D165] /1000) * 100))"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165]+[.C165])" office:value-type="float" office:value="11.54" calcext:value-type="float">
            <text:p>11,54</text:p>
          </table:table-cell>
          <table:table-cell table:formula="of:=((([.D165] /1000) * 100))"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167]+[.C167])" office:value-type="float" office:value="11.59" calcext:value-type="float">
            <text:p>11,59</text:p>
          </table:table-cell>
          <table:table-cell table:formula="of:=((([.D167] /1000) * 100))" office:value-type="float" office:value="1.159" calcext:value-type="float">
            <text:p>1,159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style-name="ce17" table:formula="of:=(12.17 / 100)" office:value-type="float" office:value="0.1217" calcext:value-type="float">
            <text:p>0,1217</text:p>
          </table:table-cell>
          <table:table-cell table:formula="of:=([.B168]+[.C168])" office:value-type="float" office:value="0.1984" calcext:value-type="float">
            <text:p>0,1984</text:p>
          </table:table-cell>
          <table:table-cell table:formula="of:=((([.D168] /1000) * 100))" office:value-type="float" office:value="0.01984" calcext:value-type="float">
            <text:p>0,01984</text:p>
          </table:table-cell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164:.B167])" office:value-type="float" office:value="6.86" calcext:value-type="float">
            <text:p>6,86</text:p>
          </table:table-cell>
          <table:table-cell table:style-name="ce9" table:formula="of:=AVERAGE([.C164:.C167])" office:value-type="float" office:value="6.995" calcext:value-type="float">
            <text:p>6,995</text:p>
          </table:table-cell>
          <table:table-cell table:style-name="ce9" table:formula="of:=AVERAGE([.D164:.D167])" office:value-type="float" office:value="13.8375" calcext:value-type="float">
            <text:p>13,8375</text:p>
          </table:table-cell>
          <table:table-cell table:style-name="ce20" table:formula="of:=AVERAGE([.E164:.E167])" office:value-type="float" office:value="1.38375" calcext:value-type="float">
            <text:p>1,38375</text:p>
          </table:table-cell>
        </table:table-row>
        <table:table-row table:style-name="ro1">
          <table:table-cell table:style-name="ce3" office:value-type="string" calcext:value-type="string">
            <text:p>Durschnitt 5</text:p>
          </table:table-cell>
          <table:table-cell table:style-name="ce9" table:formula="of:=AVERAGE([.B164:.B168])" office:value-type="float" office:value="5.50334" calcext:value-type="float">
            <text:p>5,50334</text:p>
          </table:table-cell>
          <table:table-cell table:style-name="ce9" table:formula="of:=AVERAGE([.C164:.C168])" office:value-type="float" office:value="5.62034" calcext:value-type="float">
            <text:p>5,62034</text:p>
          </table:table-cell>
          <table:table-cell table:style-name="ce9" table:formula="of:=AVERAGE([.D164:.D168])" office:value-type="float" office:value="11.10968" calcext:value-type="float">
            <text:p>11,10968</text:p>
          </table:table-cell>
          <table:table-cell table:style-name="ce20" table:formula="of:=AVERAGE([.E164:.E168])" office:value-type="float" office:value="1.110968" calcext:value-type="float">
            <text:p>1,110968</text:p>
          </table:table-cell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164:.B167])" office:value-type="float" office:value="6.25294730507143" calcext:value-type="float">
            <text:p>6,2529473051</text:p>
          </table:table-cell>
          <table:table-cell table:style-name="ce9" table:formula="of:=STDEVPA([.C164:.C167])" office:value-type="float" office:value="2.31349843310948" calcext:value-type="float">
            <text:p>2,3134984331</text:p>
          </table:table-cell>
          <table:table-cell table:style-name="ce9" table:formula="of:=STDEVPA([.D164:.D167])" office:value-type="float" office:value="3.9505719522621" calcext:value-type="float">
            <text:p>3,9505719523</text:p>
          </table:table-cell>
          <table:table-cell table:style-name="ce20" table:formula="of:=STDEVPA([.E164:.E167])" office:value-type="float" office:value="0.39505719522621" calcext:value-type="float">
            <text:p>0,3950571952</text:p>
          </table:table-cell>
        </table:table-row>
        <table:table-row table:style-name="ro1">
          <table:table-cell table:style-name="ce3" office:value-type="string" calcext:value-type="string">
            <text:p>Standardabweichung 5</text:p>
          </table:table-cell>
          <table:table-cell table:style-name="ce15" table:formula="of:=STDEVPA([.B164:.B168])" office:value-type="float" office:value="6.21623563118388" calcext:value-type="float">
            <text:p>6,2162356312</text:p>
          </table:table-cell>
          <table:table-cell table:style-name="ce15" table:formula="of:=STDEVPA([.C164:.C168])" office:value-type="float" office:value="3.44101445251251" calcext:value-type="float">
            <text:p>3,4410144525</text:p>
          </table:table-cell>
          <table:table-cell table:style-name="ce15" table:formula="of:=STDEVPA([.D164:.D168])" office:value-type="float" office:value="6.49997098528909" calcext:value-type="float">
            <text:p>6,4999709853</text:p>
          </table:table-cell>
          <table:table-cell table:style-name="ce23" table:formula="of:=STDEVPA([.E164:.E168])" office:value-type="float" office:value="0.649997098528909" calcext:value-type="float">
            <text:p>0,649997098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ndard Test CPU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Io wait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17.69" calcext:value-type="float">
            <text:p>17,69</text:p>
          </table:table-cell>
          <table:table-cell office:value-type="float" office:value="2.99" calcext:value-type="float">
            <text:p>2,99</text:p>
          </table:table-cell>
          <table:table-cell table:formula="of:=([.B176]+[.C176])" office:value-type="float" office:value="20.68" calcext:value-type="float">
            <text:p>20,68</text:p>
          </table:table-cell>
          <table:table-cell table:formula="of:=((([.D176] /1000) * 100))" office:value-type="float" office:value="2.068" calcext:value-type="float">
            <text:p>2,068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3.29" calcext:value-type="float">
            <text:p>3,29</text:p>
          </table:table-cell>
          <table:table-cell office:value-type="float" office:value="8.25" calcext:value-type="float">
            <text:p>8,25</text:p>
          </table:table-cell>
          <table:table-cell table:formula="of:=([.B177]+[.C177])" office:value-type="float" office:value="11.54" calcext:value-type="float">
            <text:p>11,54</text:p>
          </table:table-cell>
          <table:table-cell table:formula="of:=((([.D177] /1000) * 100))"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3.16" calcext:value-type="float">
            <text:p>3,16</text:p>
          </table:table-cell>
          <table:table-cell office:value-type="float" office:value="8.45" calcext:value-type="float">
            <text:p>8,45</text:p>
          </table:table-cell>
          <table:table-cell table:formula="of:=([.B177]+[.C177])" office:value-type="float" office:value="11.54" calcext:value-type="float">
            <text:p>11,54</text:p>
          </table:table-cell>
          <table:table-cell table:formula="of:=((([.D177] /1000) * 100))" office:value-type="float" office:value="1.154" calcext:value-type="float">
            <text:p>1,154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3.3" calcext:value-type="float">
            <text:p>3,3</text:p>
          </table:table-cell>
          <table:table-cell office:value-type="float" office:value="8.29" calcext:value-type="float">
            <text:p>8,29</text:p>
          </table:table-cell>
          <table:table-cell table:formula="of:=([.B179]+[.C179])" office:value-type="float" office:value="11.59" calcext:value-type="float">
            <text:p>11,59</text:p>
          </table:table-cell>
          <table:table-cell table:formula="of:=((([.D179] /1000) * 100))" office:value-type="float" office:value="1.159" calcext:value-type="float">
            <text:p>1,159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formula="of:=(7.67 / 100)" office:value-type="float" office:value="0.0767" calcext:value-type="float">
            <text:p>0,0767</text:p>
          </table:table-cell>
          <table:table-cell table:formula="of:=(12.17 / 100)" office:value-type="float" office:value="0.1217" calcext:value-type="float">
            <text:p>0,1217</text:p>
          </table:table-cell>
          <table:table-cell table:formula="of:=([.B180]+[.C180])" office:value-type="float" office:value="0.1984" calcext:value-type="float">
            <text:p>0,1984</text:p>
          </table:table-cell>
          <table:table-cell table:formula="of:=((([.D180] /1000) * 100))" office:value-type="float" office:value="0.01984" calcext:value-type="float">
            <text:p>0,01984</text:p>
          </table:table-cell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176:.B179])" office:value-type="float" office:value="6.86" calcext:value-type="float">
            <text:p>6,86</text:p>
          </table:table-cell>
          <table:table-cell table:style-name="ce13" table:formula="of:=AVERAGE([.C176:.C179])" office:value-type="float" office:value="6.995" calcext:value-type="float">
            <text:p>6,995</text:p>
          </table:table-cell>
          <table:table-cell table:style-name="ce13" table:formula="of:=AVERAGE([.D176:.D179])" office:value-type="float" office:value="13.8375" calcext:value-type="float">
            <text:p>13,8375</text:p>
          </table:table-cell>
          <table:table-cell table:style-name="ce24" table:formula="of:=AVERAGE([.E176:.E179])" office:value-type="float" office:value="1.38375" calcext:value-type="float">
            <text:p>1,38375</text:p>
          </table:table-cell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176:.B180])" office:value-type="float" office:value="5.50334" calcext:value-type="float">
            <text:p>5,50334</text:p>
          </table:table-cell>
          <table:table-cell table:style-name="ce13" table:formula="of:=AVERAGE([.C176:.C180])" office:value-type="float" office:value="5.62034" calcext:value-type="float">
            <text:p>5,62034</text:p>
          </table:table-cell>
          <table:table-cell table:style-name="ce13" table:formula="of:=AVERAGE([.D176:.D180])" office:value-type="float" office:value="11.10968" calcext:value-type="float">
            <text:p>11,10968</text:p>
          </table:table-cell>
          <table:table-cell table:style-name="ce24" table:formula="of:=AVERAGE([.E176:.E180])" office:value-type="float" office:value="1.110968" calcext:value-type="float">
            <text:p>1,110968</text:p>
          </table:table-cell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176:.B179])" office:value-type="float" office:value="6.25294730507143" calcext:value-type="float">
            <text:p>6,2529473051</text:p>
          </table:table-cell>
          <table:table-cell table:style-name="ce13" table:formula="of:=STDEVPA([.C176:.C179])" office:value-type="float" office:value="2.31349843310948" calcext:value-type="float">
            <text:p>2,3134984331</text:p>
          </table:table-cell>
          <table:table-cell table:style-name="ce13" table:formula="of:=STDEVPA([.D176:.D179])" office:value-type="float" office:value="3.9505719522621" calcext:value-type="float">
            <text:p>3,9505719523</text:p>
          </table:table-cell>
          <table:table-cell table:style-name="ce24" table:formula="of:=STDEVPA([.E176:.E179])" office:value-type="float" office:value="0.39505719522621" calcext:value-type="float">
            <text:p>0,3950571952</text:p>
          </table:table-cell>
        </table:table-row>
        <table:table-row table:style-name="ro1">
          <table:table-cell table:style-name="ce6" office:value-type="string" calcext:value-type="string">
            <text:p>Standardabweichung 5</text:p>
          </table:table-cell>
          <table:table-cell table:style-name="ce14" table:formula="of:=STDEVPA([.B176:.B180])" office:value-type="float" office:value="6.21623563118388" calcext:value-type="float">
            <text:p>6,2162356312</text:p>
          </table:table-cell>
          <table:table-cell table:style-name="ce14" table:formula="of:=STDEVPA([.C176:.C180])" office:value-type="float" office:value="3.44101445251251" calcext:value-type="float">
            <text:p>3,4410144525</text:p>
          </table:table-cell>
          <table:table-cell table:style-name="ce14" table:formula="of:=STDEVPA([.D176:.D180])" office:value-type="float" office:value="6.49997098528909" calcext:value-type="float">
            <text:p>6,4999709853</text:p>
          </table:table-cell>
          <table:table-cell table:style-name="ce25" table:formula="of:=STDEVPA([.E176:.E180])" office:value-type="float" office:value="0.649997098528909" calcext:value-type="float">
            <text:p>0,6499970985</text:p>
          </table:table-cell>
        </table:table-row>
      </table:table>
      <table:table table:name="Tabelle3" table:style-name="ta1">
        <table:table-column table:style-name="co13" table:default-cell-style-name="ce2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ce19"/>
        <table:table-row table:style-name="ro1">
          <table:table-cell table:style-name="ce1"/>
          <table:table-cell table:style-name="ce8" table:number-columns-repeated="3"/>
          <table:table-cell table:style-name="ce18"/>
        </table:table-row>
        <table:table-row table:style-name="ro1">
          <table:table-cell office:value-type="string" calcext:value-type="string">
            <text:p>Standard Test IOSTAT</text:p>
          </table:table-cell>
          <table:table-cell office:value-type="string" calcext:value-type="string">
            <text:p>Write KB/s</text:p>
          </table:table-cell>
          <table:table-cell office:value-type="string" calcext:value-type="string">
            <text:p>Input Output Ops /s</text:p>
          </table:table-cell>
          <table:table-cell office:value-type="string" calcext:value-type="string">
            <text:p>Read KB/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.71" calcext:value-type="float">
            <text:p>2,71</text:p>
          </table:table-cell>
          <table:table-cell office:value-type="float" office:value="268.34" calcext:value-type="float">
            <text:p>268,34</text:p>
          </table:table-cell>
          <table:table-cell table:formula="of:=874.04 / 1000" office:value-type="float" office:value="0.87404" calcext:value-type="float">
            <text:p>0,874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2.54" calcext:value-type="float">
            <text:p>2,54</text:p>
          </table:table-cell>
          <table:table-cell office:value-type="float" office:value="122.64" calcext:value-type="float">
            <text:p>122,64</text:p>
          </table:table-cell>
          <table:table-cell office:value-type="float" office:value="1.16" calcext:value-type="float">
            <text:p>1,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2.57" calcext:value-type="float">
            <text:p>2,57</text:p>
          </table:table-cell>
          <table:table-cell office:value-type="float" office:value="234.48" calcext:value-type="float">
            <text:p>234,48</text:p>
          </table:table-cell>
          <table:table-cell table:formula="of:=825.75/1000" office:value-type="float" office:value="0.82575" calcext:value-type="float">
            <text:p>0,825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2.76" calcext:value-type="float">
            <text:p>2,76</text:p>
          </table:table-cell>
          <table:table-cell office:value-type="float" office:value="248.08" calcext:value-type="float">
            <text:p>248,08</text:p>
          </table:table-cell>
          <table:table-cell table:formula="of:=770.47/1000" office:value-type="float" office:value="0.77047" calcext:value-type="float">
            <text:p>0,77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4:.B7])" office:value-type="float" office:value="2.645" calcext:value-type="float">
            <text:p>2,645</text:p>
          </table:table-cell>
          <table:table-cell table:style-name="ce9" table:formula="of:=AVERAGE([.C4:.C7])" office:value-type="float" office:value="218.385" calcext:value-type="float">
            <text:p>218,385</text:p>
          </table:table-cell>
          <table:table-cell table:style-name="ce9" table:formula="of:=AVERAGE([.D4:.D7])" office:value-type="float" office:value="0.907565" calcext:value-type="float">
            <text:p>0,907565</text:p>
          </table:table-cell>
          <table:table-cell table:style-name="ce20" table:formula="of:=AVERAGE([.E4:.E7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4:.B7])" office:value-type="float" office:value="0.0923309265630968" calcext:value-type="float">
            <text:p>0,0923309266</text:p>
          </table:table-cell>
          <table:table-cell table:style-name="ce9" table:formula="of:=STDEVPA([.C4:.C7])" office:value-type="float" office:value="56.5761634878153" calcext:value-type="float">
            <text:p>56,5761634878</text:p>
          </table:table-cell>
          <table:table-cell table:style-name="ce9" table:formula="of:=STDEVPA([.D4:.D7])" office:value-type="float" office:value="0.15027981243334" calcext:value-type="float">
            <text:p>0,1502798124</text:p>
          </table:table-cell>
          <table:table-cell table:style-name="ce20" table:formula="of:=STDEVPA([.E4:.E7])" office:value-type="float" office:value="0" calcext:value-type="float">
            <text:p>0</text:p>
          </table:table-cell>
        </table:table-row>
        <table:table-row table:style-name="ro1">
          <table:table-cell table:style-name="ce4"/>
          <table:table-cell/>
          <table:table-cell table:style-name="ce10" table:number-columns-repeated="2"/>
          <table:table-cell/>
        </table:table-row>
        <table:table-row table:style-name="ro1">
          <table:table-cell table:style-name="ce5"/>
          <table:table-cell table:style-name="ce11" table:number-columns-repeated="3"/>
          <table:table-cell table:style-name="ce21"/>
        </table:table-row>
        <table:table-row table:style-name="ro1">
          <table:table-cell table:number-columns-repeated="3"/>
          <table:table-cell table:style-name="ce10"/>
          <table:table-cell table:style-name="ce22"/>
        </table:table-row>
        <table:table-row table:style-name="ro1">
          <table:table-cell office:value-type="string" calcext:value-type="string">
            <text:p>Standard Test Eth0</text:p>
          </table:table-cell>
          <table:table-cell office:value-type="string" calcext:value-type="string">
            <text:p>Incoming</text:p>
          </table:table-cell>
          <table:table-cell office:value-type="string" calcext:value-type="string">
            <text:p>Outgoing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Auslastung Eth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8.49" calcext:value-type="float">
            <text:p>8,49</text:p>
          </table:table-cell>
          <table:table-cell office:value-type="float" office:value="8.46" calcext:value-type="float">
            <text:p>8,46</text:p>
          </table:table-cell>
          <table:table-cell table:formula="of:=([.B15]+[.C15])" office:value-type="float" office:value="16.95" calcext:value-type="float">
            <text:p>16,95</text:p>
          </table:table-cell>
          <table:table-cell table:formula="of:=((([.D15] /1000) * 100))" office:value-type="float" office:value="1.695" calcext:value-type="float">
            <text:p>1,695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8.31" calcext:value-type="float">
            <text:p>8,31</text:p>
          </table:table-cell>
          <table:table-cell office:value-type="float" office:value="9.22" calcext:value-type="float">
            <text:p>9,22</text:p>
          </table:table-cell>
          <table:table-cell table:formula="of:=([.B16]+[.C16])" office:value-type="float" office:value="17.53" calcext:value-type="float">
            <text:p>17,53</text:p>
          </table:table-cell>
          <table:table-cell table:formula="of:=((([.D16] /1000) * 100))" office:value-type="float" office:value="1.753" calcext:value-type="float">
            <text:p>1,753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8.14" calcext:value-type="float">
            <text:p>8,14</text:p>
          </table:table-cell>
          <table:table-cell office:value-type="float" office:value="8.67" calcext:value-type="float">
            <text:p>8,67</text:p>
          </table:table-cell>
          <table:table-cell table:formula="of:=([.B17]+[.C17])" office:value-type="float" office:value="16.81" calcext:value-type="float">
            <text:p>16,81</text:p>
          </table:table-cell>
          <table:table-cell table:formula="of:=((([.D17] /1000) * 100))" office:value-type="float" office:value="1.681" calcext:value-type="float">
            <text:p>1,681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8.73" calcext:value-type="float">
            <text:p>8,73</text:p>
          </table:table-cell>
          <table:table-cell office:value-type="float" office:value="8.32" calcext:value-type="float">
            <text:p>8,32</text:p>
          </table:table-cell>
          <table:table-cell table:formula="of:=([.B18]+[.C18])" office:value-type="float" office:value="17.05" calcext:value-type="float">
            <text:p>17,05</text:p>
          </table:table-cell>
          <table:table-cell table:formula="of:=((([.D18] /1000) * 100))" office:value-type="float" office:value="1.705" calcext:value-type="float">
            <text:p>1,705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formula="of:=(7.66 / 100)" office:value-type="float" office:value="0.0766" calcext:value-type="float">
            <text:p>0,0766</text:p>
          </table:table-cell>
          <table:table-cell table:style-name="ce17" table:formula="of:=(12.05/ 100)" office:value-type="float" office:value="0.1205" calcext:value-type="float">
            <text:p>0,1205</text:p>
          </table:table-cell>
          <table:table-cell table:formula="of:=([.B19]+[.C19])" office:value-type="float" office:value="0.1971" calcext:value-type="float">
            <text:p>0,1971</text:p>
          </table:table-cell>
          <table:table-cell table:formula="of:=((([.D19] /1000) * 100))" office:value-type="float" office:value="0.01971" calcext:value-type="float">
            <text:p>0,01971</text:p>
          </table:table-cell>
        </table:table-row>
        <table:table-row table:style-name="ro1">
          <table:table-cell table:style-name="ce3" office:value-type="string" calcext:value-type="string">
            <text:p>Durschnitt 4</text:p>
          </table:table-cell>
          <table:table-cell table:style-name="ce9" table:formula="of:=AVERAGE([.B15:.B18])" office:value-type="float" office:value="8.4175" calcext:value-type="float">
            <text:p>8,4175</text:p>
          </table:table-cell>
          <table:table-cell table:style-name="ce9" table:formula="of:=AVERAGE([.C15:.C18])" office:value-type="float" office:value="8.6675" calcext:value-type="float">
            <text:p>8,6675</text:p>
          </table:table-cell>
          <table:table-cell table:style-name="ce9" table:formula="of:=AVERAGE([.D15:.D18])" office:value-type="float" office:value="17.085" calcext:value-type="float">
            <text:p>17,085</text:p>
          </table:table-cell>
          <table:table-cell table:style-name="ce20" table:formula="of:=AVERAGE([.E15:.E18])" office:value-type="float" office:value="1.7085" calcext:value-type="float">
            <text:p>1,7085</text:p>
          </table:table-cell>
        </table:table-row>
        <table:table-row table:style-name="ro1">
          <table:table-cell table:style-name="ce3" office:value-type="string" calcext:value-type="string">
            <text:p>Durschnitt 5</text:p>
          </table:table-cell>
          <table:table-cell table:style-name="ce9" table:formula="of:=AVERAGE([.B15:.B19])" office:value-type="float" office:value="6.74932" calcext:value-type="float">
            <text:p>6,74932</text:p>
          </table:table-cell>
          <table:table-cell table:style-name="ce9" table:formula="of:=AVERAGE([.C15:.C19])" office:value-type="float" office:value="6.9581" calcext:value-type="float">
            <text:p>6,9581</text:p>
          </table:table-cell>
          <table:table-cell table:style-name="ce9" table:formula="of:=AVERAGE([.D15:.D19])" office:value-type="float" office:value="13.70742" calcext:value-type="float">
            <text:p>13,70742</text:p>
          </table:table-cell>
          <table:table-cell table:style-name="ce20" table:formula="of:=AVERAGE([.E15:.E19])" office:value-type="float" office:value="1.370742" calcext:value-type="float">
            <text:p>1,370742</text:p>
          </table:table-cell>
        </table:table-row>
        <table:table-row table:style-name="ro1">
          <table:table-cell table:style-name="ce3" office:value-type="string" calcext:value-type="string">
            <text:p>Standardabweichung 4</text:p>
          </table:table-cell>
          <table:table-cell table:style-name="ce9" table:formula="of:=STDEVPA([.B15:.B18])" office:value-type="float" office:value="0.218789282187222" calcext:value-type="float">
            <text:p>0,2187892822</text:p>
          </table:table-cell>
          <table:table-cell table:style-name="ce9" table:formula="of:=STDEVPA([.C15:.C18])" office:value-type="float" office:value="0.342445251098625" calcext:value-type="float">
            <text:p>0,3424452511</text:p>
          </table:table-cell>
          <table:table-cell table:style-name="ce9" table:formula="of:=STDEVPA([.D15:.D18])" office:value-type="float" office:value="0.270693553672783" calcext:value-type="float">
            <text:p>0,2706935537</text:p>
          </table:table-cell>
          <table:table-cell table:style-name="ce20" table:formula="of:=STDEVPA([.E15:.E18])" office:value-type="float" office:value="0.0270693553672783" calcext:value-type="float">
            <text:p>0,0270693554</text:p>
          </table:table-cell>
        </table:table-row>
        <table:table-row table:style-name="ro1">
          <table:table-cell table:style-name="ce3" office:value-type="string" calcext:value-type="string">
            <text:p>Standardabweichung 5</text:p>
          </table:table-cell>
          <table:table-cell table:style-name="ce15" table:formula="of:=STDEVPA([.B15:.B19])" office:value-type="float" office:value="3.34209411142176" calcext:value-type="float">
            <text:p>3,3420941114</text:p>
          </table:table-cell>
          <table:table-cell table:style-name="ce15" table:formula="of:=STDEVPA([.C15:.C19])" office:value-type="float" office:value="3.43249303568121" calcext:value-type="float">
            <text:p>3,4324930357</text:p>
          </table:table-cell>
          <table:table-cell table:style-name="ce15" table:formula="of:=STDEVPA([.D15:.D19])" office:value-type="float" office:value="6.75949751280375" calcext:value-type="float">
            <text:p>6,7594975128</text:p>
          </table:table-cell>
          <table:table-cell table:style-name="ce23" table:formula="of:=STDEVPA([.E15:.E19])" office:value-type="float" office:value="0.675949751280375" calcext:value-type="float">
            <text:p>0,675949751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tandard Test CPU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User Time</text:p>
          </table:table-cell>
          <table:table-cell office:value-type="string" calcext:value-type="string">
            <text:p>System Time</text:p>
          </table:table-cell>
          <table:table-cell office:value-type="string" calcext:value-type="string">
            <text:p>Io wait Tim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zzle</text:p>
          </table:table-cell>
          <table:table-cell office:value-type="float" office:value="21.83" calcext:value-type="float">
            <text:p>21,83</text:p>
          </table:table-cell>
          <table:table-cell office:value-type="float" office:value="32.71" calcext:value-type="float">
            <text:p>32,71</text:p>
          </table:table-cell>
          <table:table-cell office:value-type="float" office:value="22.49" calcext:value-type="float">
            <text:p>22,49</text:p>
          </table:table-cell>
          <table:table-cell office:value-type="float" office:value="7.02" calcext:value-type="float">
            <text:p>7,02</text:p>
          </table:table-cell>
        </table:table-row>
        <table:table-row table:style-name="ro1">
          <table:table-cell office:value-type="string" calcext:value-type="string">
            <text:p>Tusk</text:p>
          </table:table-cell>
          <table:table-cell office:value-type="float" office:value="25.57" calcext:value-type="float">
            <text:p>25,57</text:p>
          </table:table-cell>
          <table:table-cell office:value-type="float" office:value="34.01" calcext:value-type="float">
            <text:p>34,01</text:p>
          </table:table-cell>
          <table:table-cell office:value-type="float" office:value="23.57" calcext:value-type="float">
            <text:p>23,57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string" calcext:value-type="string">
            <text:p>Tinker</text:p>
          </table:table-cell>
          <table:table-cell office:value-type="float" office:value="24.55" calcext:value-type="float">
            <text:p>24,55</text:p>
          </table:table-cell>
          <table:table-cell office:value-type="float" office:value="32.05" calcext:value-type="float">
            <text:p>32,05</text:p>
          </table:table-cell>
          <table:table-cell office:value-type="float" office:value="22.18" calcext:value-type="float">
            <text:p>22,18</text:p>
          </table:table-cell>
          <table:table-cell office:value-type="float" office:value="5.67" calcext:value-type="float">
            <text:p>5,67</text:p>
          </table:table-cell>
        </table:table-row>
        <table:table-row table:style-name="ro1">
          <table:table-cell office:value-type="string" calcext:value-type="string">
            <text:p>Lion</text:p>
          </table:table-cell>
          <table:table-cell office:value-type="float" office:value="21.48" calcext:value-type="float">
            <text:p>21,48</text:p>
          </table:table-cell>
          <table:table-cell office:value-type="float" office:value="33.66" calcext:value-type="float">
            <text:p>33,66</text:p>
          </table:table-cell>
          <table:table-cell office:value-type="float" office:value="22.72" calcext:value-type="float">
            <text:p>22,72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rschnitt 4</text:p>
          </table:table-cell>
          <table:table-cell table:style-name="ce13" table:formula="of:=AVERAGE([.B27:.B30])" office:value-type="float" office:value="23.3575" calcext:value-type="float">
            <text:p>23,3575</text:p>
          </table:table-cell>
          <table:table-cell table:style-name="ce13" table:formula="of:=AVERAGE([.C27:.C30])" office:value-type="float" office:value="33.1075" calcext:value-type="float">
            <text:p>33,1075</text:p>
          </table:table-cell>
          <table:table-cell table:style-name="ce13" table:formula="of:=AVERAGE([.D27:.D30])" office:value-type="float" office:value="22.74" calcext:value-type="float">
            <text:p>22,74</text:p>
          </table:table-cell>
          <table:table-cell table:style-name="ce24" table:formula="of:=AVERAGE([.E27:.E30])" office:value-type="float" office:value="5.03" calcext:value-type="float">
            <text:p>5,03</text:p>
          </table:table-cell>
        </table:table-row>
        <table:table-row table:style-name="ro1">
          <table:table-cell office:value-type="string" calcext:value-type="string">
            <text:p>Durschnitt 5</text:p>
          </table:table-cell>
          <table:table-cell table:style-name="ce13" table:formula="of:=AVERAGE([.B27:.B31])" office:value-type="float" office:value="23.3575" calcext:value-type="float">
            <text:p>23,3575</text:p>
          </table:table-cell>
          <table:table-cell table:style-name="ce13" table:formula="of:=AVERAGE([.C27:.C31])" office:value-type="float" office:value="33.1075" calcext:value-type="float">
            <text:p>33,1075</text:p>
          </table:table-cell>
          <table:table-cell table:style-name="ce13" table:formula="of:=AVERAGE([.D27:.D31])" office:value-type="float" office:value="22.74" calcext:value-type="float">
            <text:p>22,74</text:p>
          </table:table-cell>
          <table:table-cell table:style-name="ce24" table:formula="of:=AVERAGE([.E27:.E31])" office:value-type="float" office:value="5.03" calcext:value-type="float">
            <text:p>5,03</text:p>
          </table:table-cell>
        </table:table-row>
        <table:table-row table:style-name="ro1">
          <table:table-cell office:value-type="string" calcext:value-type="string">
            <text:p>Standardabweichung 4</text:p>
          </table:table-cell>
          <table:table-cell table:style-name="ce13" table:formula="of:=STDEVPA([.B27:.B30])" office:value-type="float" office:value="1.74466866481862" calcext:value-type="float">
            <text:p>1,7446686648</text:p>
          </table:table-cell>
          <table:table-cell table:style-name="ce13" table:formula="of:=STDEVPA([.C27:.C30])" office:value-type="float" office:value="0.773963015912259" calcext:value-type="float">
            <text:p>0,7739630159</text:p>
          </table:table-cell>
          <table:table-cell table:style-name="ce13" table:formula="of:=STDEVPA([.D27:.D30])" office:value-type="float" office:value="0.516091077233467" calcext:value-type="float">
            <text:p>0,5160910772</text:p>
          </table:table-cell>
          <table:table-cell table:style-name="ce24" table:formula="of:=STDEVPA([.E27:.E30])" office:value-type="float" office:value="2.26266435867099" calcext:value-type="float">
            <text:p>2,2626643587</text:p>
          </table:table-cell>
        </table:table-row>
        <table:table-row table:style-name="ro1">
          <table:table-cell table:style-name="ce6" office:value-type="string" calcext:value-type="string">
            <text:p>Standardabweichung 5</text:p>
          </table:table-cell>
          <table:table-cell table:style-name="ce14" table:formula="of:=STDEVPA([.B27:.B31])" office:value-type="float" office:value="1.74466866481862" calcext:value-type="float">
            <text:p>1,7446686648</text:p>
          </table:table-cell>
          <table:table-cell table:style-name="ce14" table:formula="of:=STDEVPA([.C27:.C31])" office:value-type="float" office:value="0.773963015912259" calcext:value-type="float">
            <text:p>0,7739630159</text:p>
          </table:table-cell>
          <table:table-cell table:style-name="ce14" table:formula="of:=STDEVPA([.D27:.D31])" office:value-type="float" office:value="0.516091077233467" calcext:value-type="float">
            <text:p>0,5160910772</text:p>
          </table:table-cell>
          <table:table-cell table:style-name="ce25" table:formula="of:=STDEVPA([.E27:.E31])" office:value-type="float" office:value="2.26266435867099" calcext:value-type="float">
            <text:p>2,2626643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7">00.00.0000</text:date>, <text:time style:data-style-name="N2" text:time-value="18:55:22.84327383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5T16:45:18.364777944</meta:creation-date>
    <dc:date>2016-06-07T21:25:36.167797806</dc:date>
    <meta:editing-duration>PT10H6M55S</meta:editing-duration>
    <meta:editing-cycles>23</meta:editing-cycles>
    <meta:generator>LibreOffice/4.2.8.2$Linux_X86_64 LibreOffice_project/420m0$Build-2</meta:generator>
    <meta:document-statistic meta:table-count="3" meta:cell-count="1416" meta:object-count="0"/>
  </office:meta>
</office:document-meta>
</file>